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1.6543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0.7429in"/>
    </style:style>
    <style:style style:name="co19" style:family="table-column">
      <style:table-column-properties fo:break-before="auto" style:column-width="1.2575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1.4508in"/>
    </style:style>
    <style:style style:name="co24" style:family="table-column">
      <style:table-column-properties fo:break-before="auto" style:column-width="0.861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0862in"/>
    </style:style>
    <style:style style:name="co28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USGProfilerData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0001" calcext:value-type="float">
            <text:p>0.1110001</text:p>
          </table:table-cell>
          <table:table-cell office:value-type="float" office:value="0.3175999" calcext:value-type="float">
            <text:p>0.31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9999" calcext:value-type="float">
            <text:p>0.02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66379999" calcext:value-type="float">
            <text:p>0.66379999</text:p>
          </table:table-cell>
          <table:table-cell table:formula="of:=COM.MICROSOFT.VAR.P([.AH2:.AH301])" office:value-type="float" office:value="0.105533532344924" calcext:value-type="float">
            <text:p>0.105533532344924</text:p>
          </table:table-cell>
          <table:table-cell table:formula="of:=STDEVP([.AH2:.AH301])" office:value-type="float" office:value="0.324859250052888" calcext:value-type="float">
            <text:p>0.324859250052888</text:p>
          </table:table-cell>
          <table:table-cell table:formula="of:=AVERAGE([.AH2:.AH301])" office:value-type="float" office:value="0.872022120560333" calcext:value-type="float">
            <text:p>0.872022120560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670003" calcext:value-type="float">
            <text:p>0.09670003</text:p>
          </table:table-cell>
          <table:table-cell office:value-type="float" office:value="0.2661999" calcext:value-type="float">
            <text:p>0.26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3822001" calcext:value-type="float">
            <text:p>0.3822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79560003" calcext:value-type="float">
            <text:p>0.795600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4933999" calcext:value-type="float">
            <text:p>0.49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393001" calcext:value-type="float">
            <text:p>0.1393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999" calcext:value-type="float">
            <text:p>0.023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80959999" calcext:value-type="float">
            <text:p>0.809599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2001" calcext:value-type="float">
            <text:p>0.1162001</text:p>
          </table:table-cell>
          <table:table-cell office:value-type="float" office:value="0.3600999" calcext:value-type="float">
            <text:p>0.36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4334002" calcext:value-type="float">
            <text:p>0.4334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9999" calcext:value-type="float">
            <text:p>0.02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00001" calcext:value-type="float">
            <text:p>0.002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971000191" calcext:value-type="float">
            <text:p>0.9710001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2973999" calcext:value-type="float">
            <text:p>0.29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00001" calcext:value-type="float">
            <text:p>0.002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" calcext:value-type="float">
            <text:p>0</text:p>
          </table:table-cell>
          <table:table-cell office:value-type="float" office:value="0.005299999" calcext:value-type="float">
            <text:p>0.005299999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1" calcext:value-type="float">
            <text:p>0.01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66969991" calcext:value-type="float">
            <text:p>0.669699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17001" calcext:value-type="float">
            <text:p>0.1317001</text:p>
          </table:table-cell>
          <table:table-cell office:value-type="float" office:value="0.2292001" calcext:value-type="float">
            <text:p>0.22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2517003" calcext:value-type="float">
            <text:p>0.2517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9999" calcext:value-type="float">
            <text:p>0.02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659500491" calcext:value-type="float">
            <text:p>0.6595004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2808" calcext:value-type="float">
            <text:p>0.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567002" calcext:value-type="float">
            <text:p>0.2567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9" calcext:value-type="float">
            <text:p>0.02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68980019" calcext:value-type="float">
            <text:p>0.6898001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8001" calcext:value-type="float">
            <text:p>0.241800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8959996" calcext:value-type="float">
            <text:p>0.08959996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0002" calcext:value-type="float">
            <text:p>0.02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8709000801" calcext:value-type="float">
            <text:p>0.870900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6001" calcext:value-type="float">
            <text:p>0.2006001</text:p>
          </table:table-cell>
          <table:table-cell office:value-type="float" office:value="0.4596" calcext:value-type="float">
            <text:p>0.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2" calcext:value-type="float">
            <text:p>0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496002" calcext:value-type="float">
            <text:p>0.9496002</text:p>
          </table:table-cell>
          <table:table-cell office:value-type="float" office:value="0.0082" calcext:value-type="float">
            <text:p>0.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9998" calcext:value-type="float">
            <text:p>0.062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1.71470028" calcext:value-type="float">
            <text:p>1.714700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35001" calcext:value-type="float">
            <text:p>0.1335001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99" calcext:value-type="float">
            <text:p>0.0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1082002" calcext:value-type="float">
            <text:p>0.1082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999" calcext:value-type="float">
            <text:p>0.02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737800292" calcext:value-type="float">
            <text:p>0.7378002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298" calcext:value-type="float">
            <text:p>0.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4739999" calcext:value-type="float">
            <text:p>0.4739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0001" calcext:value-type="float">
            <text:p>0.02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968899911" calcext:value-type="float">
            <text:p>0.9688999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88001" calcext:value-type="float">
            <text:p>0.1588001</text:p>
          </table:table-cell>
          <table:table-cell office:value-type="float" office:value="0.4294998" calcext:value-type="float">
            <text:p>0.429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9999" calcext:value-type="float">
            <text:p>0.01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71249989" calcext:value-type="float">
            <text:p>0.7124998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89001" calcext:value-type="float">
            <text:p>0.2089001</text:p>
          </table:table-cell>
          <table:table-cell office:value-type="float" office:value="0.3100999" calcext:value-type="float">
            <text:p>0.31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0001" calcext:value-type="float">
            <text:p>0.02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94450001" calcext:value-type="float">
            <text:p>0.944500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3885998" calcext:value-type="float">
            <text:p>0.388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" calcext:value-type="float">
            <text:p>0.0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690199801" calcext:value-type="float">
            <text:p>0.6901998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64001" calcext:value-type="float">
            <text:p>0.1564001</text:p>
          </table:table-cell>
          <table:table-cell office:value-type="float" office:value="0.4495999" calcext:value-type="float">
            <text:p>0.44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80002" calcext:value-type="float">
            <text:p>0.09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1.04440002" calcext:value-type="float">
            <text:p>1.0444000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60001" calcext:value-type="float">
            <text:p>0.2360001</text:p>
          </table:table-cell>
          <table:table-cell office:value-type="float" office:value="0.8631" calcext:value-type="float">
            <text:p>0.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684004" calcext:value-type="float">
            <text:p>0.5684004</text:p>
          </table:table-cell>
          <table:table-cell office:value-type="float" office:value="0.009600001" calcext:value-type="float">
            <text:p>0.009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1.7517005011" calcext:value-type="float">
            <text:p>1.751700501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65001" calcext:value-type="float">
            <text:p>0.1865001</text:p>
          </table:table-cell>
          <table:table-cell office:value-type="float" office:value="0.5913001" calcext:value-type="float">
            <text:p>0.59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00001" calcext:value-type="float">
            <text:p>0.005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6815003" calcext:value-type="float">
            <text:p>0.6815003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9998" calcext:value-type="float">
            <text:p>0.045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1.548500481" calcext:value-type="float">
            <text:p>1.54850048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09001" calcext:value-type="float">
            <text:p>0.1509001</text:p>
          </table:table-cell>
          <table:table-cell office:value-type="float" office:value="0.4105999" calcext:value-type="float">
            <text:p>0.41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9999" calcext:value-type="float">
            <text:p>0.01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72669999" calcext:value-type="float">
            <text:p>0.7266999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45001" calcext:value-type="float">
            <text:p>0.1645001</text:p>
          </table:table-cell>
          <table:table-cell office:value-type="float" office:value="0.3859" calcext:value-type="float">
            <text:p>0.3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799999" calcext:value-type="float">
            <text:p>0.005799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3340002" calcext:value-type="float">
            <text:p>0.3340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60002" calcext:value-type="float">
            <text:p>0.069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98620032" calcext:value-type="float">
            <text:p>0.9862003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2993999" calcext:value-type="float">
            <text:p>0.299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300001" calcext:value-type="float">
            <text:p>0.004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30003" calcext:value-type="float">
            <text:p>0.091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1.029799931" calcext:value-type="float">
            <text:p>1.0297999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35001" calcext:value-type="float">
            <text:p>0.1135001</text:p>
          </table:table-cell>
          <table:table-cell office:value-type="float" office:value="0.2988999" calcext:value-type="float">
            <text:p>0.298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7100001" calcext:value-type="float">
            <text:p>0.007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918003" calcext:value-type="float">
            <text:p>0.1918003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658200301" calcext:value-type="float">
            <text:p>0.65820030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94001" calcext:value-type="float">
            <text:p>0.1194001</text:p>
          </table:table-cell>
          <table:table-cell office:value-type="float" office:value="0.3083999" calcext:value-type="float">
            <text:p>0.308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1" calcext:value-type="float">
            <text:p>0.0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723001" calcext:value-type="float">
            <text:p>0.9723001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9995" calcext:value-type="float">
            <text:p>0.022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1.45710005" calcext:value-type="float">
            <text:p>1.4571000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5001" calcext:value-type="float">
            <text:p>0.1295001</text:p>
          </table:table-cell>
          <table:table-cell office:value-type="float" office:value="0.3228999" calcext:value-type="float">
            <text:p>0.32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500001" calcext:value-type="float">
            <text:p>0.007500001</text:p>
          </table:table-cell>
          <table:table-cell office:value-type="float" office:value="0.1938002" calcext:value-type="float">
            <text:p>0.1938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0004" calcext:value-type="float">
            <text:p>0.025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700200241" calcext:value-type="float">
            <text:p>0.70020024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66001" calcext:value-type="float">
            <text:p>0.1066001</text:p>
          </table:table-cell>
          <table:table-cell office:value-type="float" office:value="0.2871998" calcext:value-type="float">
            <text:p>0.287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930099902" calcext:value-type="float">
            <text:p>0.9300999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100006" calcext:value-type="float">
            <text:p>0.09100006</text:p>
          </table:table-cell>
          <table:table-cell office:value-type="float" office:value="0.2446001" calcext:value-type="float">
            <text:p>0.24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2944999" calcext:value-type="float">
            <text:p>0.2944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9995" calcext:value-type="float">
            <text:p>0.025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67710001" calcext:value-type="float">
            <text:p>0.677100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660007" calcext:value-type="float">
            <text:p>0.08660007</text:p>
          </table:table-cell>
          <table:table-cell office:value-type="float" office:value="0.2250001" calcext:value-type="float">
            <text:p>0.2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0002" calcext:value-type="float">
            <text:p>0.018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65390019" calcext:value-type="float">
            <text:p>0.6539001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9990004" calcext:value-type="float">
            <text:p>0.09990004</text:p>
          </table:table-cell>
          <table:table-cell office:value-type="float" office:value="0.2865999" calcext:value-type="float">
            <text:p>0.28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9996" calcext:value-type="float">
            <text:p>0.026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6472999" calcext:value-type="float">
            <text:p>0.647299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040005" calcext:value-type="float">
            <text:p>0.09040005</text:p>
          </table:table-cell>
          <table:table-cell office:value-type="float" office:value="0.2401001" calcext:value-type="float">
            <text:p>0.2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9998" calcext:value-type="float">
            <text:p>0.02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746500131" calcext:value-type="float">
            <text:p>0.74650013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63001" calcext:value-type="float">
            <text:p>0.1463001</text:p>
          </table:table-cell>
          <table:table-cell office:value-type="float" office:value="0.4560999" calcext:value-type="float">
            <text:p>0.45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2368999" calcext:value-type="float">
            <text:p>0.2368999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999" calcext:value-type="float">
            <text:p>0.02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89759989" calcext:value-type="float">
            <text:p>0.8975998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72001" calcext:value-type="float">
            <text:p>0.1272001</text:p>
          </table:table-cell>
          <table:table-cell office:value-type="float" office:value="0.3029999" calcext:value-type="float">
            <text:p>0.3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office:value-type="float" office:value="0.2693005" calcext:value-type="float">
            <text:p>0.2693005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0002" calcext:value-type="float">
            <text:p>0.033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766900521" calcext:value-type="float">
            <text:p>0.76690052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59001" calcext:value-type="float">
            <text:p>0.1159001</text:p>
          </table:table-cell>
          <table:table-cell office:value-type="float" office:value="0.3623998" calcext:value-type="float">
            <text:p>0.362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1.2493999" calcext:value-type="float">
            <text:p>1.249399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03001" calcext:value-type="float">
            <text:p>0.1203001</text:p>
          </table:table-cell>
          <table:table-cell office:value-type="float" office:value="0.3336" calcext:value-type="float">
            <text:p>0.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637001" calcext:value-type="float">
            <text:p>0.1637001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9" calcext:value-type="float">
            <text:p>0.021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67150019" calcext:value-type="float">
            <text:p>0.6715001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3182998" calcext:value-type="float">
            <text:p>0.31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7651001" calcext:value-type="float">
            <text:p>0.7651001</text:p>
          </table:table-cell>
          <table:table-cell office:value-type="float" office:value="0.0049" calcext:value-type="float">
            <text:p>0.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0005" calcext:value-type="float">
            <text:p>0.035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1.25699995" calcext:value-type="float">
            <text:p>1.2569999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095001" calcext:value-type="float">
            <text:p>0.2095001</text:p>
          </table:table-cell>
          <table:table-cell office:value-type="float" office:value="0.5191" calcext:value-type="float">
            <text:p>0.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5" calcext:value-type="float">
            <text:p>0.0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3993004" calcext:value-type="float">
            <text:p>0.3993004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9998" calcext:value-type="float">
            <text:p>0.039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1.21660048" calcext:value-type="float">
            <text:p>1.2166004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27001" calcext:value-type="float">
            <text:p>0.1327001</text:p>
          </table:table-cell>
          <table:table-cell office:value-type="float" office:value="0.4177998" calcext:value-type="float">
            <text:p>0.41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00001" calcext:value-type="float">
            <text:p>0.006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2496002" calcext:value-type="float">
            <text:p>0.2496002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" calcext:value-type="float">
            <text:p>0.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872300102" calcext:value-type="float">
            <text:p>0.87230010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50001" calcext:value-type="float">
            <text:p>0.1150001</text:p>
          </table:table-cell>
          <table:table-cell office:value-type="float" office:value="0.2995999" calcext:value-type="float">
            <text:p>0.29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0004" calcext:value-type="float">
            <text:p>0.024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90470004" calcext:value-type="float">
            <text:p>0.904700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999998" calcext:value-type="float">
            <text:p>0.29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8" calcext:value-type="float">
            <text:p>0.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027999" calcext:value-type="float">
            <text:p>0.102799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9" calcext:value-type="float">
            <text:p>0.02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57309969" calcext:value-type="float">
            <text:p>0.5730996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2973999" calcext:value-type="float">
            <text:p>0.29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800001" calcext:value-type="float">
            <text:p>0.007800001</text:p>
          </table:table-cell>
          <table:table-cell office:value-type="float" office:value="0.9881995" calcext:value-type="float">
            <text:p>0.9881995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9995" calcext:value-type="float">
            <text:p>0.028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1.453099351" calcext:value-type="float">
            <text:p>1.4530993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10001" calcext:value-type="float">
            <text:p>0.1010001</text:p>
          </table:table-cell>
          <table:table-cell office:value-type="float" office:value="0.2595" calcext:value-type="float">
            <text:p>0.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9999" calcext:value-type="float">
            <text:p>0.029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66000009" calcext:value-type="float">
            <text:p>0.6600000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030003" calcext:value-type="float">
            <text:p>0.08030003</text:p>
          </table:table-cell>
          <table:table-cell office:value-type="float" office:value="0.2127001" calcext:value-type="float">
            <text:p>0.21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3641001" calcext:value-type="float">
            <text:p>0.3641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9996" calcext:value-type="float">
            <text:p>0.029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70560019" calcext:value-type="float">
            <text:p>0.705600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080004" calcext:value-type="float">
            <text:p>0.08080004</text:p>
          </table:table-cell>
          <table:table-cell office:value-type="float" office:value="0.2101001" calcext:value-type="float">
            <text:p>0.2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3376002" calcext:value-type="float">
            <text:p>0.3376002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0004" calcext:value-type="float">
            <text:p>0.021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67240038" calcext:value-type="float">
            <text:p>0.6724003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26001" calcext:value-type="float">
            <text:p>0.1226001</text:p>
          </table:table-cell>
          <table:table-cell office:value-type="float" office:value="0.2649" calcext:value-type="float">
            <text:p>0.2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1871001" calcext:value-type="float">
            <text:p>0.1871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9999" calcext:value-type="float">
            <text:p>0.019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622700191" calcext:value-type="float">
            <text:p>0.62270019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09001" calcext:value-type="float">
            <text:p>0.1009001</text:p>
          </table:table-cell>
          <table:table-cell office:value-type="float" office:value="0.3043998" calcext:value-type="float">
            <text:p>0.304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00001" calcext:value-type="float">
            <text:p>0.003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4069001" calcext:value-type="float">
            <text:p>0.4069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89998" calcext:value-type="float">
            <text:p>0.035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875299982" calcext:value-type="float">
            <text:p>0.87529998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330005" calcext:value-type="float">
            <text:p>0.09330005</text:p>
          </table:table-cell>
          <table:table-cell office:value-type="float" office:value="0.2303001" calcext:value-type="float">
            <text:p>0.23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781001" calcext:value-type="float">
            <text:p>0.27810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9999" calcext:value-type="float">
            <text:p>0.019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64280024" calcext:value-type="float">
            <text:p>0.6428002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730003" calcext:value-type="float">
            <text:p>0.08730003</text:p>
          </table:table-cell>
          <table:table-cell office:value-type="float" office:value="0.2257001" calcext:value-type="float">
            <text:p>0.22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9999" calcext:value-type="float">
            <text:p>0.02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85570012" calcext:value-type="float">
            <text:p>0.8557001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01002" calcext:value-type="float">
            <text:p>0.1201002</text:p>
          </table:table-cell>
          <table:table-cell office:value-type="float" office:value="0.3148999" calcext:value-type="float">
            <text:p>0.31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9404006" calcext:value-type="float">
            <text:p>0.9404006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0007" calcext:value-type="float">
            <text:p>0.0255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1.432800771" calcext:value-type="float">
            <text:p>1.43280077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17001" calcext:value-type="float">
            <text:p>0.1117001</text:p>
          </table:table-cell>
          <table:table-cell office:value-type="float" office:value="0.3294999" calcext:value-type="float">
            <text:p>0.329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000001" calcext:value-type="float">
            <text:p>0.005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613998" calcext:value-type="float">
            <text:p>0.1613998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" calcext:value-type="float">
            <text:p>0.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659699801" calcext:value-type="float">
            <text:p>0.65969980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8050006" calcext:value-type="float">
            <text:p>0.08050006</text:p>
          </table:table-cell>
          <table:table-cell office:value-type="float" office:value="0.2227" calcext:value-type="float">
            <text:p>0.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4281999" calcext:value-type="float">
            <text:p>0.4281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0001" calcext:value-type="float">
            <text:p>0.028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7797999701" calcext:value-type="float">
            <text:p>0.779799970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440004" calcext:value-type="float">
            <text:p>0.09440004</text:p>
          </table:table-cell>
          <table:table-cell office:value-type="float" office:value="0.2224001" calcext:value-type="float">
            <text:p>0.22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302001" calcext:value-type="float">
            <text:p>0.3302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0004" calcext:value-type="float">
            <text:p>0.015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6862002801" calcext:value-type="float">
            <text:p>0.686200280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9820003" calcext:value-type="float">
            <text:p>0.09820003</text:p>
          </table:table-cell>
          <table:table-cell office:value-type="float" office:value="0.2679999" calcext:value-type="float">
            <text:p>0.2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0001" calcext:value-type="float">
            <text:p>0.01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60649994" calcext:value-type="float">
            <text:p>0.606499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220006" calcext:value-type="float">
            <text:p>0.09220006</text:p>
          </table:table-cell>
          <table:table-cell office:value-type="float" office:value="0.2096001" calcext:value-type="float">
            <text:p>0.20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0001" calcext:value-type="float">
            <text:p>0.028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71990017" calcext:value-type="float">
            <text:p>0.7199001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26001" calcext:value-type="float">
            <text:p>0.1026001</text:p>
          </table:table-cell>
          <table:table-cell office:value-type="float" office:value="0.2476" calcext:value-type="float">
            <text:p>0.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3" calcext:value-type="float">
            <text:p>0.019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65240013" calcext:value-type="float">
            <text:p>0.6524001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1" calcext:value-type="float">
            <text:p>0.11</text:p>
          </table:table-cell>
          <table:table-cell office:value-type="float" office:value="0.2759999" calcext:value-type="float">
            <text:p>0.27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2477001" calcext:value-type="float">
            <text:p>0.2477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" calcext:value-type="float">
            <text:p>0.0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6815000001" calcext:value-type="float">
            <text:p>0.681500000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8590005" calcext:value-type="float">
            <text:p>0.08590005</text:p>
          </table:table-cell>
          <table:table-cell office:value-type="float" office:value="0.2541001" calcext:value-type="float">
            <text:p>0.2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3979999" calcext:value-type="float">
            <text:p>0.3979999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0005" calcext:value-type="float">
            <text:p>0.028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7889001" calcext:value-type="float">
            <text:p>0.788900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4603999" calcext:value-type="float">
            <text:p>0.460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1.467301" calcext:value-type="float">
            <text:p>1.467301</text:p>
          </table:table-cell>
          <table:table-cell office:value-type="float" office:value="0.0049" calcext:value-type="float">
            <text:p>0.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002" calcext:value-type="float">
            <text:p>0.031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2.2376011" calcext:value-type="float">
            <text:p>2.237601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41001" calcext:value-type="float">
            <text:p>0.1141001</text:p>
          </table:table-cell>
          <table:table-cell office:value-type="float" office:value="0.3113999" calcext:value-type="float">
            <text:p>0.311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426999" calcext:value-type="float">
            <text:p>0.1426999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0002" calcext:value-type="float">
            <text:p>0.03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6344999201" calcext:value-type="float">
            <text:p>0.634499920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9240006" calcext:value-type="float">
            <text:p>0.09240006</text:p>
          </table:table-cell>
          <table:table-cell office:value-type="float" office:value="0.2197001" calcext:value-type="float">
            <text:p>0.21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5334998" calcext:value-type="float">
            <text:p>0.5334998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999" calcext:value-type="float">
            <text:p>0.01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8860999501" calcext:value-type="float">
            <text:p>0.88609995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67001" calcext:value-type="float">
            <text:p>0.1067001</text:p>
          </table:table-cell>
          <table:table-cell office:value-type="float" office:value="0.3036999" calcext:value-type="float">
            <text:p>0.303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400001" calcext:value-type="float">
            <text:p>0.005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1868001" calcext:value-type="float">
            <text:p>0.1868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8" calcext:value-type="float">
            <text:p>0.023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647300081" calcext:value-type="float">
            <text:p>0.64730008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020005" calcext:value-type="float">
            <text:p>0.09020005</text:p>
          </table:table-cell>
          <table:table-cell office:value-type="float" office:value="0.2293001" calcext:value-type="float">
            <text:p>0.22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9999" calcext:value-type="float">
            <text:p>0.02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7838001399" calcext:value-type="float">
            <text:p>0.783800139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8580005" calcext:value-type="float">
            <text:p>0.08580005</text:p>
          </table:table-cell>
          <table:table-cell office:value-type="float" office:value="0.2257001" calcext:value-type="float">
            <text:p>0.22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3102001" calcext:value-type="float">
            <text:p>0.3102001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9998" calcext:value-type="float">
            <text:p>0.028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6778002311" calcext:value-type="float">
            <text:p>0.677800231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3046997" calcext:value-type="float">
            <text:p>0.3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1555003" calcext:value-type="float">
            <text:p>0.1555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634600002" calcext:value-type="float">
            <text:p>0.63460000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4" calcext:value-type="float">
            <text:p>0.14</text:p>
          </table:table-cell>
          <table:table-cell office:value-type="float" office:value="0.3744999" calcext:value-type="float">
            <text:p>0.374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730003" calcext:value-type="float">
            <text:p>0.1730003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" calcext:value-type="float">
            <text:p>0.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8351002" calcext:value-type="float">
            <text:p>0.835100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825001" calcext:value-type="float">
            <text:p>0.1825001</text:p>
          </table:table-cell>
          <table:table-cell office:value-type="float" office:value="0.3600999" calcext:value-type="float">
            <text:p>0.36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00001" calcext:value-type="float">
            <text:p>0.0047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9998" calcext:value-type="float">
            <text:p>0.022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1.565699981" calcext:value-type="float">
            <text:p>1.56569998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371001" calcext:value-type="float">
            <text:p>0.1371001</text:p>
          </table:table-cell>
          <table:table-cell office:value-type="float" office:value="0.4412999" calcext:value-type="float">
            <text:p>0.441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1128999" calcext:value-type="float">
            <text:p>0.1128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1" calcext:value-type="float">
            <text:p>0.027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759899911" calcext:value-type="float">
            <text:p>0.75989991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37001" calcext:value-type="float">
            <text:p>0.1237001</text:p>
          </table:table-cell>
          <table:table-cell office:value-type="float" office:value="0.4408999" calcext:value-type="float">
            <text:p>0.440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9995" calcext:value-type="float">
            <text:p>0.022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1.00509995" calcext:value-type="float">
            <text:p>1.0050999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3115998" calcext:value-type="float">
            <text:p>0.311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530999" calcext:value-type="float">
            <text:p>0.2530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" calcext:value-type="float">
            <text:p>0.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7512997" calcext:value-type="float">
            <text:p>0.751299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146001" calcext:value-type="float">
            <text:p>0.1146001</text:p>
          </table:table-cell>
          <table:table-cell office:value-type="float" office:value="0.2711" calcext:value-type="float">
            <text:p>0.2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2" calcext:value-type="float">
            <text:p>0.012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7420001201" calcext:value-type="float">
            <text:p>0.742000120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9570003" calcext:value-type="float">
            <text:p>0.09570003</text:p>
          </table:table-cell>
          <table:table-cell office:value-type="float" office:value="0.3083999" calcext:value-type="float">
            <text:p>0.308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2456999" calcext:value-type="float">
            <text:p>0.245699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69429983" calcext:value-type="float">
            <text:p>0.6942998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13001" calcext:value-type="float">
            <text:p>0.1213001</text:p>
          </table:table-cell>
          <table:table-cell office:value-type="float" office:value="0.3210997" calcext:value-type="float">
            <text:p>0.321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785005" calcext:value-type="float">
            <text:p>0.1785005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1" calcext:value-type="float">
            <text:p>0.01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68000031" calcext:value-type="float">
            <text:p>0.6800003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923001" calcext:value-type="float">
            <text:p>0.1923001</text:p>
          </table:table-cell>
          <table:table-cell office:value-type="float" office:value="0.4796999" calcext:value-type="float">
            <text:p>0.479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506" calcext:value-type="float">
            <text:p>0.506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4" calcext:value-type="float">
            <text:p>0.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1.273" calcext:value-type="float">
            <text:p>1.27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4723" calcext:value-type="float">
            <text:p>0.4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5988002" calcext:value-type="float">
            <text:p>0.5988002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0002" calcext:value-type="float">
            <text:p>0.027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1.331400221" calcext:value-type="float">
            <text:p>1.33140022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61999" calcext:value-type="float">
            <text:p>0.3361999</text:p>
          </table:table-cell>
          <table:table-cell office:value-type="float" office:value="0.6401" calcext:value-type="float">
            <text:p>0.6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8200001" calcext:value-type="float">
            <text:p>0.008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2390999" calcext:value-type="float">
            <text:p>0.2390999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0002" calcext:value-type="float">
            <text:p>0.029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00002" calcext:value-type="float">
            <text:p>0.003500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1.290099824" calcext:value-type="float">
            <text:p>1.29009982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4747999" calcext:value-type="float">
            <text:p>0.474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5923995" calcext:value-type="float">
            <text:p>0.5923995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99996" calcext:value-type="float">
            <text:p>0.045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1.29999936" calcext:value-type="float">
            <text:p>1.2999993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19001" calcext:value-type="float">
            <text:p>0.1219001</text:p>
          </table:table-cell>
          <table:table-cell office:value-type="float" office:value="0.4910999" calcext:value-type="float">
            <text:p>0.491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1" calcext:value-type="float">
            <text:p>0.0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4042999" calcext:value-type="float">
            <text:p>0.4042999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0005" calcext:value-type="float">
            <text:p>0.031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1.1062999511" calcext:value-type="float">
            <text:p>1.106299951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60001" calcext:value-type="float">
            <text:p>0.1360001</text:p>
          </table:table-cell>
          <table:table-cell office:value-type="float" office:value="0.4139999" calcext:value-type="float">
            <text:p>0.4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1243001" calcext:value-type="float">
            <text:p>0.1243001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6" calcext:value-type="float">
            <text:p>0.023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72810006" calcext:value-type="float">
            <text:p>0.728100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28001" calcext:value-type="float">
            <text:p>0.1328001</text:p>
          </table:table-cell>
          <table:table-cell office:value-type="float" office:value="0.4049999" calcext:value-type="float">
            <text:p>0.4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5142003" calcext:value-type="float">
            <text:p>0.5142003</text:p>
          </table:table-cell>
          <table:table-cell office:value-type="float" office:value="0.008199999" calcext:value-type="float">
            <text:p>0.008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7" calcext:value-type="float">
            <text:p>0.0171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1.110300369" calcext:value-type="float">
            <text:p>1.11030036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19001" calcext:value-type="float">
            <text:p>0.1219001</text:p>
          </table:table-cell>
          <table:table-cell office:value-type="float" office:value="0.3998999" calcext:value-type="float">
            <text:p>0.39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900002" calcext:value-type="float">
            <text:p>0.008900002</text:p>
          </table:table-cell>
          <table:table-cell office:value-type="float" office:value="0.6337001" calcext:value-type="float">
            <text:p>0.6337001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7" calcext:value-type="float">
            <text:p>0.016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1.204900172" calcext:value-type="float">
            <text:p>1.20490017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048001" calcext:value-type="float">
            <text:p>0.1048001</text:p>
          </table:table-cell>
          <table:table-cell office:value-type="float" office:value="0.2542" calcext:value-type="float">
            <text:p>0.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631001" calcext:value-type="float">
            <text:p>0.2631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0001" calcext:value-type="float">
            <text:p>0.02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67000021" calcext:value-type="float">
            <text:p>0.6700002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14001" calcext:value-type="float">
            <text:p>0.1014001</text:p>
          </table:table-cell>
          <table:table-cell office:value-type="float" office:value="0.2789999" calcext:value-type="float">
            <text:p>0.2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2813999" calcext:value-type="float">
            <text:p>0.2813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05" calcext:value-type="float">
            <text:p>0.021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70739995" calcext:value-type="float">
            <text:p>0.7073999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630006" calcext:value-type="float">
            <text:p>0.09630006</text:p>
          </table:table-cell>
          <table:table-cell office:value-type="float" office:value="0.2798999" calcext:value-type="float">
            <text:p>0.27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963001" calcext:value-type="float">
            <text:p>0.1963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9995" calcext:value-type="float">
            <text:p>0.027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62310001" calcext:value-type="float">
            <text:p>0.6231000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190004" calcext:value-type="float">
            <text:p>0.08190004</text:p>
          </table:table-cell>
          <table:table-cell office:value-type="float" office:value="0.2119001" calcext:value-type="float">
            <text:p>0.21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3479001" calcext:value-type="float">
            <text:p>0.3479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68090024" calcext:value-type="float">
            <text:p>0.6809002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050003" calcext:value-type="float">
            <text:p>0.09050003</text:p>
          </table:table-cell>
          <table:table-cell office:value-type="float" office:value="0.2622999" calcext:value-type="float">
            <text:p>0.262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2671999" calcext:value-type="float">
            <text:p>0.2671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657199831" calcext:value-type="float">
            <text:p>0.65719983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070001" calcext:value-type="float">
            <text:p>0.08070001</text:p>
          </table:table-cell>
          <table:table-cell office:value-type="float" office:value="0.2097" calcext:value-type="float">
            <text:p>0.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0005" calcext:value-type="float">
            <text:p>0.027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78890006" calcext:value-type="float">
            <text:p>0.7889000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2629999" calcext:value-type="float">
            <text:p>0.2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2871001" calcext:value-type="float">
            <text:p>0.2871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7118" calcext:value-type="float">
            <text:p>0.711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183001" calcext:value-type="float">
            <text:p>0.1183001</text:p>
          </table:table-cell>
          <table:table-cell office:value-type="float" office:value="0.2818999" calcext:value-type="float">
            <text:p>0.28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071999" calcext:value-type="float">
            <text:p>1.071999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0003" calcext:value-type="float">
            <text:p>0.023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1.53429903" calcext:value-type="float">
            <text:p>1.5342990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3001999" calcext:value-type="float">
            <text:p>0.300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1862001" calcext:value-type="float">
            <text:p>0.1862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9" calcext:value-type="float">
            <text:p>0.033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6660999899" calcext:value-type="float">
            <text:p>0.666099989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9630004" calcext:value-type="float">
            <text:p>0.09630004</text:p>
          </table:table-cell>
          <table:table-cell office:value-type="float" office:value="0.2771998" calcext:value-type="float">
            <text:p>0.277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4148003" calcext:value-type="float">
            <text:p>0.4148003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9995" calcext:value-type="float">
            <text:p>0.018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832100091" calcext:value-type="float">
            <text:p>0.83210009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3420999" calcext:value-type="float">
            <text:p>0.342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218005" calcext:value-type="float">
            <text:p>0.1218005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9996" calcext:value-type="float">
            <text:p>0.025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62560036" calcext:value-type="float">
            <text:p>0.625600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210008" calcext:value-type="float">
            <text:p>0.09210008</text:p>
          </table:table-cell>
          <table:table-cell office:value-type="float" office:value="0.2122" calcext:value-type="float">
            <text:p>0.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200001" calcext:value-type="float">
            <text:p>0.007200001</text:p>
          </table:table-cell>
          <table:table-cell office:value-type="float" office:value="0.5264001" calcext:value-type="float">
            <text:p>0.5264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9996" calcext:value-type="float">
            <text:p>0.026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880600141" calcext:value-type="float">
            <text:p>0.88060014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950005" calcext:value-type="float">
            <text:p>0.09950005</text:p>
          </table:table-cell>
          <table:table-cell office:value-type="float" office:value="0.2421001" calcext:value-type="float">
            <text:p>0.24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892999" calcext:value-type="float">
            <text:p>0.28929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5" calcext:value-type="float">
            <text:p>0.014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6674001" calcext:value-type="float">
            <text:p>0.66740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48" calcext:value-type="float">
            <text:p>0.148</text:p>
          </table:table-cell>
          <table:table-cell office:value-type="float" office:value="0.3629999" calcext:value-type="float">
            <text:p>0.3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483999" calcext:value-type="float">
            <text:p>0.14839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9999" calcext:value-type="float">
            <text:p>0.03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73369979" calcext:value-type="float">
            <text:p>0.7336997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82001" calcext:value-type="float">
            <text:p>0.1482001</text:p>
          </table:table-cell>
          <table:table-cell office:value-type="float" office:value="0.4290999" calcext:value-type="float">
            <text:p>0.42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394" calcext:value-type="float">
            <text:p>0.0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8397998" calcext:value-type="float">
            <text:p>0.8397998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9996" calcext:value-type="float">
            <text:p>0.034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1.52219976" calcext:value-type="float">
            <text:p>1.5221997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651002" calcext:value-type="float">
            <text:p>0.1651002</text:p>
          </table:table-cell>
          <table:table-cell office:value-type="float" office:value="0.4871999" calcext:value-type="float">
            <text:p>0.487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00001" calcext:value-type="float">
            <text:p>0.004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400001" calcext:value-type="float">
            <text:p>0.009400001</text:p>
          </table:table-cell>
          <table:table-cell office:value-type="float" office:value="0.596" calcext:value-type="float">
            <text:p>0.596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5" calcext:value-type="float">
            <text:p>0.023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1.309500052" calcext:value-type="float">
            <text:p>1.30950005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959998" calcext:value-type="float">
            <text:p>0.29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000001" calcext:value-type="float">
            <text:p>0.008000001</text:p>
          </table:table-cell>
          <table:table-cell office:value-type="float" office:value="0.2075001" calcext:value-type="float">
            <text:p>0.2075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0002" calcext:value-type="float">
            <text:p>0.02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660399921" calcext:value-type="float">
            <text:p>0.66039992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9940004" calcext:value-type="float">
            <text:p>0.09940004</text:p>
          </table:table-cell>
          <table:table-cell office:value-type="float" office:value="0.2390001" calcext:value-type="float">
            <text:p>0.2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.01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74160013" calcext:value-type="float">
            <text:p>0.7416001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97001" calcext:value-type="float">
            <text:p>0.1197001</text:p>
          </table:table-cell>
          <table:table-cell office:value-type="float" office:value="0.2551" calcext:value-type="float">
            <text:p>0.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401002" calcext:value-type="float">
            <text:p>0.2401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.02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660800291" calcext:value-type="float">
            <text:p>0.66080029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9320007" calcext:value-type="float">
            <text:p>0.09320007</text:p>
          </table:table-cell>
          <table:table-cell office:value-type="float" office:value="0.2523" calcext:value-type="float">
            <text:p>0.2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2752002" calcext:value-type="float">
            <text:p>0.2752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9996" calcext:value-type="float">
            <text:p>0.028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675100231" calcext:value-type="float">
            <text:p>0.67510023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9380007" calcext:value-type="float">
            <text:p>0.09380007</text:p>
          </table:table-cell>
          <table:table-cell office:value-type="float" office:value="0.2599999" calcext:value-type="float">
            <text:p>0.2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661001" calcext:value-type="float">
            <text:p>0.2661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4" calcext:value-type="float">
            <text:p>0.014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65870011" calcext:value-type="float">
            <text:p>0.6587001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718998" calcext:value-type="float">
            <text:p>0.271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629998" calcext:value-type="float">
            <text:p>0.262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9" calcext:value-type="float">
            <text:p>0.019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68219959" calcext:value-type="float">
            <text:p>0.6821995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200004" calcext:value-type="float">
            <text:p>0.08200004</text:p>
          </table:table-cell>
          <table:table-cell office:value-type="float" office:value="0.1971001" calcext:value-type="float">
            <text:p>0.19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3207004" calcext:value-type="float">
            <text:p>0.320700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0004" calcext:value-type="float">
            <text:p>0.018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63620058" calcext:value-type="float">
            <text:p>0.636200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2976999" calcext:value-type="float">
            <text:p>0.297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059002" calcext:value-type="float">
            <text:p>0.2059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0002" calcext:value-type="float">
            <text:p>0.02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65940012" calcext:value-type="float">
            <text:p>0.6594001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680006" calcext:value-type="float">
            <text:p>0.09680006</text:p>
          </table:table-cell>
          <table:table-cell office:value-type="float" office:value="0.2475001" calcext:value-type="float">
            <text:p>0.24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8206005" calcext:value-type="float">
            <text:p>0.8206005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0002" calcext:value-type="float">
            <text:p>0.02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1.2240006801" calcext:value-type="float">
            <text:p>1.22400068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9001" calcext:value-type="float">
            <text:p>0.1039001</text:p>
          </table:table-cell>
          <table:table-cell office:value-type="float" office:value="0.3182998" calcext:value-type="float">
            <text:p>0.31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954999" calcext:value-type="float">
            <text:p>0.1954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9998" calcext:value-type="float">
            <text:p>0.026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671099781" calcext:value-type="float">
            <text:p>0.67109978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2456001" calcext:value-type="float">
            <text:p>0.24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0001" calcext:value-type="float">
            <text:p>0.03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8253001101" calcext:value-type="float">
            <text:p>0.8253001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9020001" calcext:value-type="float">
            <text:p>0.09020001</text:p>
          </table:table-cell>
          <table:table-cell office:value-type="float" office:value="0.2141001" calcext:value-type="float">
            <text:p>0.21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3107001" calcext:value-type="float">
            <text:p>0.3107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9998" calcext:value-type="float">
            <text:p>0.030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66650019" calcext:value-type="float">
            <text:p>0.6665001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7710005" calcext:value-type="float">
            <text:p>0.07710005</text:p>
          </table:table-cell>
          <table:table-cell office:value-type="float" office:value="0.2221001" calcext:value-type="float">
            <text:p>0.22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028999" calcext:value-type="float">
            <text:p>0.302899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1" calcext:value-type="float">
            <text:p>0.02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643200061" calcext:value-type="float">
            <text:p>0.64320006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052001" calcext:value-type="float">
            <text:p>0.1052001</text:p>
          </table:table-cell>
          <table:table-cell office:value-type="float" office:value="0.2365" calcext:value-type="float">
            <text:p>0.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434002" calcext:value-type="float">
            <text:p>0.2434002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995" calcext:value-type="float">
            <text:p>0.0235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63510025" calcext:value-type="float">
            <text:p>0.6351002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2891999" calcext:value-type="float">
            <text:p>0.289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0001" calcext:value-type="float">
            <text:p>0.026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00001" calcext:value-type="float">
            <text:p>0.0092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693199911" calcext:value-type="float">
            <text:p>0.69319991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480005" calcext:value-type="float">
            <text:p>0.07480005</text:p>
          </table:table-cell>
          <table:table-cell office:value-type="float" office:value="0.2082001" calcext:value-type="float">
            <text:p>0.20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583998" calcext:value-type="float">
            <text:p>0.358399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6894999499" calcext:value-type="float">
            <text:p>0.689499949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240004" calcext:value-type="float">
            <text:p>0.09240004</text:p>
          </table:table-cell>
          <table:table-cell office:value-type="float" office:value="0.2369001" calcext:value-type="float">
            <text:p>0.23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2654999" calcext:value-type="float">
            <text:p>0.2654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0004" calcext:value-type="float">
            <text:p>0.035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65120008" calcext:value-type="float">
            <text:p>0.651200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10001" calcext:value-type="float">
            <text:p>0.1310001</text:p>
          </table:table-cell>
          <table:table-cell office:value-type="float" office:value="0.3225999" calcext:value-type="float">
            <text:p>0.32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1.1103" calcext:value-type="float">
            <text:p>1.1103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0007" calcext:value-type="float">
            <text:p>0.0175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1.61480007" calcext:value-type="float">
            <text:p>1.6148000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677001" calcext:value-type="float">
            <text:p>0.1677001</text:p>
          </table:table-cell>
          <table:table-cell office:value-type="float" office:value="0.5218001" calcext:value-type="float">
            <text:p>0.52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800001" calcext:value-type="float">
            <text:p>0.006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00001" calcext:value-type="float">
            <text:p>0.003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office:value-type="float" office:value="0.1565002" calcext:value-type="float">
            <text:p>0.1565002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936500403" calcext:value-type="float">
            <text:p>0.93650040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3204998" calcext:value-type="float">
            <text:p>0.320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5712006" calcext:value-type="float">
            <text:p>0.5712006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" calcext:value-type="float">
            <text:p>0.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1.0839004" calcext:value-type="float">
            <text:p>1.083900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169001" calcext:value-type="float">
            <text:p>0.1169001</text:p>
          </table:table-cell>
          <table:table-cell office:value-type="float" office:value="0.3042999" calcext:value-type="float">
            <text:p>0.30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601003" calcext:value-type="float">
            <text:p>0.160100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" calcext:value-type="float">
            <text:p>0.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6355003" calcext:value-type="float">
            <text:p>0.635500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002001" calcext:value-type="float">
            <text:p>0.1002001</text:p>
          </table:table-cell>
          <table:table-cell office:value-type="float" office:value="0.2606999" calcext:value-type="float">
            <text:p>0.260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4715002" calcext:value-type="float">
            <text:p>0.471500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9998" calcext:value-type="float">
            <text:p>0.014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87430018" calcext:value-type="float">
            <text:p>0.8743001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985999" calcext:value-type="float">
            <text:p>0.298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2019999" calcext:value-type="float">
            <text:p>0.2019999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656499801" calcext:value-type="float">
            <text:p>0.65649980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3051998" calcext:value-type="float">
            <text:p>0.305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0003" calcext:value-type="float">
            <text:p>0.014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82639983" calcext:value-type="float">
            <text:p>0.8263998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349001" calcext:value-type="float">
            <text:p>0.1349001</text:p>
          </table:table-cell>
          <table:table-cell office:value-type="float" office:value="0.3962999" calcext:value-type="float">
            <text:p>0.39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1044003" calcext:value-type="float">
            <text:p>0.104400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" calcext:value-type="float">
            <text:p>0.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695100301" calcext:value-type="float">
            <text:p>0.69510030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195001" calcext:value-type="float">
            <text:p>0.1195001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9939998" calcext:value-type="float">
            <text:p>0.9939998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3" calcext:value-type="float">
            <text:p>0.022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1.46679993" calcext:value-type="float">
            <text:p>1.4667999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3299999" calcext:value-type="float">
            <text:p>0.3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00001" calcext:value-type="float">
            <text:p>0.005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1400002" calcext:value-type="float">
            <text:p>0.1400002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0002" calcext:value-type="float">
            <text:p>0.026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6908001211" calcext:value-type="float">
            <text:p>0.690800121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90001" calcext:value-type="float">
            <text:p>0.1590001</text:p>
          </table:table-cell>
          <table:table-cell office:value-type="float" office:value="0.4513999" calcext:value-type="float">
            <text:p>0.451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8446997" calcext:value-type="float">
            <text:p>0.8446997</text:p>
          </table:table-cell>
          <table:table-cell office:value-type="float" office:value="0.004600001" calcext:value-type="float">
            <text:p>0.004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0002" calcext:value-type="float">
            <text:p>0.031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" calcext:value-type="float">
            <text:p>0.03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1.563499721" calcext:value-type="float">
            <text:p>1.56349972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4677999" calcext:value-type="float">
            <text:p>0.467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3" calcext:value-type="float">
            <text:p>0.0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8189999" calcext:value-type="float">
            <text:p>0.818999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904001" calcext:value-type="float">
            <text:p>0.1904001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2" calcext:value-type="float">
            <text:p>0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9997" calcext:value-type="float">
            <text:p>0.034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99280007" calcext:value-type="float">
            <text:p>0.9928000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315001" calcext:value-type="float">
            <text:p>0.1315001</text:p>
          </table:table-cell>
          <table:table-cell office:value-type="float" office:value="0.5047997" calcext:value-type="float">
            <text:p>0.504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1941001" calcext:value-type="float">
            <text:p>0.1941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0002" calcext:value-type="float">
            <text:p>0.014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877899921" calcext:value-type="float">
            <text:p>0.87789992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864001" calcext:value-type="float">
            <text:p>0.1864001</text:p>
          </table:table-cell>
          <table:table-cell office:value-type="float" office:value="0.6782999" calcext:value-type="float">
            <text:p>0.678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784002" calcext:value-type="float">
            <text:p>0.1784002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1.5774002" calcext:value-type="float">
            <text:p>1.577400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252001" calcext:value-type="float">
            <text:p>0.2252001</text:p>
          </table:table-cell>
          <table:table-cell office:value-type="float" office:value="0.4349999" calcext:value-type="float">
            <text:p>0.4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00001" calcext:value-type="float">
            <text:p>0.006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1.0481" calcext:value-type="float">
            <text:p>1.048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7" calcext:value-type="float">
            <text:p>0.0172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1.7660999709" calcext:value-type="float">
            <text:p>1.7660999709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471001" calcext:value-type="float">
            <text:p>0.1471001</text:p>
          </table:table-cell>
          <table:table-cell office:value-type="float" office:value="0.5185999" calcext:value-type="float">
            <text:p>0.518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1879002" calcext:value-type="float">
            <text:p>0.1879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9119002" calcext:value-type="float">
            <text:p>0.911900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65" calcext:value-type="float">
            <text:p>0.165</text:p>
          </table:table-cell>
          <table:table-cell office:value-type="float" office:value="0.5703" calcext:value-type="float">
            <text:p>0.5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400001" calcext:value-type="float">
            <text:p>0.007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7158999" calcext:value-type="float">
            <text:p>0.7158999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5" calcext:value-type="float">
            <text:p>0.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1.708099901" calcext:value-type="float">
            <text:p>1.70809990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783001" calcext:value-type="float">
            <text:p>0.1783001</text:p>
          </table:table-cell>
          <table:table-cell office:value-type="float" office:value="0.5277998" calcext:value-type="float">
            <text:p>0.52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1" calcext:value-type="float">
            <text:p>0.027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89639991" calcext:value-type="float">
            <text:p>0.8963999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6022999" calcext:value-type="float">
            <text:p>0.602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69" calcext:value-type="float">
            <text:p>0.0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09200001" calcext:value-type="float">
            <text:p>0.009200001</text:p>
          </table:table-cell>
          <table:table-cell office:value-type="float" office:value="0.4244001" calcext:value-type="float">
            <text:p>0.4244001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1.225100001" calcext:value-type="float">
            <text:p>1.22510000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81001" calcext:value-type="float">
            <text:p>0.1581001</text:p>
          </table:table-cell>
          <table:table-cell office:value-type="float" office:value="0.5802" calcext:value-type="float">
            <text:p>0.5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184" calcext:value-type="float">
            <text:p>0.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" calcext:value-type="float">
            <text:p>0.0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1.3807001" calcext:value-type="float">
            <text:p>1.380700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481001" calcext:value-type="float">
            <text:p>0.1481001</text:p>
          </table:table-cell>
          <table:table-cell office:value-type="float" office:value="0.4753" calcext:value-type="float">
            <text:p>0.4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00001" calcext:value-type="float">
            <text:p>0.006400001</text:p>
          </table:table-cell>
          <table:table-cell office:value-type="float" office:value="0.09780006" calcext:value-type="float">
            <text:p>0.0978000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9998" calcext:value-type="float">
            <text:p>0.028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777500141" calcext:value-type="float">
            <text:p>0.77750014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603001" calcext:value-type="float">
            <text:p>0.1603001</text:p>
          </table:table-cell>
          <table:table-cell office:value-type="float" office:value="0.4143999" calcext:value-type="float">
            <text:p>0.414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3441001" calcext:value-type="float">
            <text:p>0.3441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0001" calcext:value-type="float">
            <text:p>0.01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95820011" calcext:value-type="float">
            <text:p>0.9582001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233001" calcext:value-type="float">
            <text:p>0.1233001</text:p>
          </table:table-cell>
          <table:table-cell office:value-type="float" office:value="0.3458999" calcext:value-type="float">
            <text:p>0.345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0002" calcext:value-type="float">
            <text:p>0.01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693000021" calcext:value-type="float">
            <text:p>0.69300002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182001" calcext:value-type="float">
            <text:p>0.1182001</text:p>
          </table:table-cell>
          <table:table-cell office:value-type="float" office:value="0.3764999" calcext:value-type="float">
            <text:p>0.376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6378997" calcext:value-type="float">
            <text:p>0.6378997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1.347499701" calcext:value-type="float">
            <text:p>1.34749970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810006" calcext:value-type="float">
            <text:p>0.08810006</text:p>
          </table:table-cell>
          <table:table-cell office:value-type="float" office:value="0.2324001" calcext:value-type="float">
            <text:p>0.23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3249001" calcext:value-type="float">
            <text:p>0.3249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9999" calcext:value-type="float">
            <text:p>0.026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69520025" calcext:value-type="float">
            <text:p>0.6952002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138001" calcext:value-type="float">
            <text:p>0.1138001</text:p>
          </table:table-cell>
          <table:table-cell office:value-type="float" office:value="0.2647999" calcext:value-type="float">
            <text:p>0.264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2528999" calcext:value-type="float">
            <text:p>0.252899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2" calcext:value-type="float">
            <text:p>0.028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69149992" calcext:value-type="float">
            <text:p>0.6914999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183001" calcext:value-type="float">
            <text:p>0.1183001</text:p>
          </table:table-cell>
          <table:table-cell office:value-type="float" office:value="0.3377998" calcext:value-type="float">
            <text:p>0.33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00001" calcext:value-type="float">
            <text:p>0.003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9733995" calcext:value-type="float">
            <text:p>0.9733995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1.4767994009" calcext:value-type="float">
            <text:p>1.4767994009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050001" calcext:value-type="float">
            <text:p>0.1050001</text:p>
          </table:table-cell>
          <table:table-cell office:value-type="float" office:value="0.3138998" calcext:value-type="float">
            <text:p>0.313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761999" calcext:value-type="float">
            <text:p>0.1761999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9999" calcext:value-type="float">
            <text:p>0.032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65509979" calcext:value-type="float">
            <text:p>0.65509979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850004" calcext:value-type="float">
            <text:p>0.09850004</text:p>
          </table:table-cell>
          <table:table-cell office:value-type="float" office:value="0.3525998" calcext:value-type="float">
            <text:p>0.352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2498001" calcext:value-type="float">
            <text:p>0.2498001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755099941" calcext:value-type="float">
            <text:p>0.75509994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8160007" calcext:value-type="float">
            <text:p>0.08160007</text:p>
          </table:table-cell>
          <table:table-cell office:value-type="float" office:value="0.2154001" calcext:value-type="float">
            <text:p>0.21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3310997" calcext:value-type="float">
            <text:p>0.331099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0005" calcext:value-type="float">
            <text:p>0.017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66739992" calcext:value-type="float">
            <text:p>0.6673999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9180003" calcext:value-type="float">
            <text:p>0.09180003</text:p>
          </table:table-cell>
          <table:table-cell office:value-type="float" office:value="0.2408001" calcext:value-type="float">
            <text:p>0.24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900001" calcext:value-type="float">
            <text:p>0.008900001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642800131" calcext:value-type="float">
            <text:p>0.64280013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9520004" calcext:value-type="float">
            <text:p>0.09520004</text:p>
          </table:table-cell>
          <table:table-cell office:value-type="float" office:value="0.2486" calcext:value-type="float">
            <text:p>0.2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3207002" calcext:value-type="float">
            <text:p>0.320700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9995" calcext:value-type="float">
            <text:p>0.0200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70960019" calcext:value-type="float">
            <text:p>0.7096001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2757999" calcext:value-type="float">
            <text:p>0.27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086001" calcext:value-type="float">
            <text:p>0.2086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9999" calcext:value-type="float">
            <text:p>0.02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63799999" calcext:value-type="float">
            <text:p>0.6379999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61001" calcext:value-type="float">
            <text:p>0.1361001</text:p>
          </table:table-cell>
          <table:table-cell office:value-type="float" office:value="0.6194" calcext:value-type="float">
            <text:p>0.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133005" calcext:value-type="float">
            <text:p>0.1133005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937700601" calcext:value-type="float">
            <text:p>0.93770060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529002" calcext:value-type="float">
            <text:p>0.1529002</text:p>
          </table:table-cell>
          <table:table-cell office:value-type="float" office:value="0.4362999" calcext:value-type="float">
            <text:p>0.43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.7476" calcext:value-type="float">
            <text:p>1.7476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0015" calcext:value-type="float">
            <text:p>0.0315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2.41130025" calcext:value-type="float">
            <text:p>2.4113002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369001" calcext:value-type="float">
            <text:p>0.1369001</text:p>
          </table:table-cell>
          <table:table-cell office:value-type="float" office:value="0.3780999" calcext:value-type="float">
            <text:p>0.378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1249001" calcext:value-type="float">
            <text:p>0.1249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0001" calcext:value-type="float">
            <text:p>0.03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70900011" calcext:value-type="float">
            <text:p>0.7090001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9590001" calcext:value-type="float">
            <text:p>0.09590001</text:p>
          </table:table-cell>
          <table:table-cell office:value-type="float" office:value="0.3337999" calcext:value-type="float">
            <text:p>0.33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00001" calcext:value-type="float">
            <text:p>0.006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6390998" calcext:value-type="float">
            <text:p>0.6390998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999" calcext:value-type="float">
            <text:p>0.0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1.128699611" calcext:value-type="float">
            <text:p>1.12869961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3253998" calcext:value-type="float">
            <text:p>0.325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8900001" calcext:value-type="float">
            <text:p>0.008900001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5" calcext:value-type="float">
            <text:p>0.020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1.034599751" calcext:value-type="float">
            <text:p>1.03459975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2779999" calcext:value-type="float">
            <text:p>0.2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73" calcext:value-type="float">
            <text:p>0.0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00001" calcext:value-type="float">
            <text:p>0.002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2321004" calcext:value-type="float">
            <text:p>0.232100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9999" calcext:value-type="float">
            <text:p>0.022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6681002921" calcext:value-type="float">
            <text:p>0.668100292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401" calcext:value-type="float">
            <text:p>0.2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3827001" calcext:value-type="float">
            <text:p>0.3827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774200101" calcext:value-type="float">
            <text:p>0.77420010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193001" calcext:value-type="float">
            <text:p>0.1193001</text:p>
          </table:table-cell>
          <table:table-cell office:value-type="float" office:value="0.3830999" calcext:value-type="float">
            <text:p>0.38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09569991" calcext:value-type="float">
            <text:p>0.0956999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639999911" calcext:value-type="float">
            <text:p>0.63999991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9940011" calcext:value-type="float">
            <text:p>0.09940011</text:p>
          </table:table-cell>
          <table:table-cell office:value-type="float" office:value="0.2645999" calcext:value-type="float">
            <text:p>0.264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.1035" calcext:value-type="float">
            <text:p>1.1035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0002" calcext:value-type="float">
            <text:p>0.033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1.52760003" calcext:value-type="float">
            <text:p>1.52760003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2967" calcext:value-type="float">
            <text:p>0.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2976002" calcext:value-type="float">
            <text:p>0.2976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7580002" calcext:value-type="float">
            <text:p>0.7580002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8540006" calcext:value-type="float">
            <text:p>0.08540006</text:p>
          </table:table-cell>
          <table:table-cell office:value-type="float" office:value="0.2374" calcext:value-type="float">
            <text:p>0.2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3822001" calcext:value-type="float">
            <text:p>0.3822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996" calcext:value-type="float">
            <text:p>0.024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80180012" calcext:value-type="float">
            <text:p>0.80180012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9460005" calcext:value-type="float">
            <text:p>0.09460005</text:p>
          </table:table-cell>
          <table:table-cell office:value-type="float" office:value="0.2425002" calcext:value-type="float">
            <text:p>0.242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00001" calcext:value-type="float">
            <text:p>0.0033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office:value-type="float" office:value="0.3084003" calcext:value-type="float">
            <text:p>0.3084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0001" calcext:value-type="float">
            <text:p>0.02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694400562" calcext:value-type="float">
            <text:p>0.69440056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9760004" calcext:value-type="float">
            <text:p>0.09760004</text:p>
          </table:table-cell>
          <table:table-cell office:value-type="float" office:value="0.2370001" calcext:value-type="float">
            <text:p>0.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500001" calcext:value-type="float">
            <text:p>0.005500001</text:p>
          </table:table-cell>
          <table:table-cell office:value-type="float" office:value="0.2598999" calcext:value-type="float">
            <text:p>0.2598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0001" calcext:value-type="float">
            <text:p>0.023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638500051" calcext:value-type="float">
            <text:p>0.63850005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7900006" calcext:value-type="float">
            <text:p>0.07900006</text:p>
          </table:table-cell>
          <table:table-cell office:value-type="float" office:value="0.2075001" calcext:value-type="float">
            <text:p>0.20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0003" calcext:value-type="float">
            <text:p>0.034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66090019" calcext:value-type="float">
            <text:p>0.66090019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7750005" calcext:value-type="float">
            <text:p>0.07750005</text:p>
          </table:table-cell>
          <table:table-cell office:value-type="float" office:value="0.2043001" calcext:value-type="float">
            <text:p>0.20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3297999" calcext:value-type="float">
            <text:p>0.32979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0003" calcext:value-type="float">
            <text:p>0.028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66140008" calcext:value-type="float">
            <text:p>0.6614000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8300003" calcext:value-type="float">
            <text:p>0.08300003</text:p>
          </table:table-cell>
          <table:table-cell office:value-type="float" office:value="0.2239001" calcext:value-type="float">
            <text:p>0.22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905998" calcext:value-type="float">
            <text:p>0.290599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002" calcext:value-type="float">
            <text:p>0.02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64469995" calcext:value-type="float">
            <text:p>0.6446999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09001" calcext:value-type="float">
            <text:p>0.1309001</text:p>
          </table:table-cell>
          <table:table-cell office:value-type="float" office:value="0.2682999" calcext:value-type="float">
            <text:p>0.268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001" calcext:value-type="float">
            <text:p>0.01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1.3758001" calcext:value-type="float">
            <text:p>1.375800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108001" calcext:value-type="float">
            <text:p>0.1108001</text:p>
          </table:table-cell>
          <table:table-cell office:value-type="float" office:value="0.2843999" calcext:value-type="float">
            <text:p>0.284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2211002" calcext:value-type="float">
            <text:p>0.2211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0002" calcext:value-type="float">
            <text:p>0.029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678500221" calcext:value-type="float">
            <text:p>0.67850022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334001" calcext:value-type="float">
            <text:p>0.1334001</text:p>
          </table:table-cell>
          <table:table-cell office:value-type="float" office:value="0.3225999" calcext:value-type="float">
            <text:p>0.32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818001" calcext:value-type="float">
            <text:p>0.9818001</text:p>
          </table:table-cell>
          <table:table-cell office:value-type="float" office:value="0.0048" calcext:value-type="float">
            <text:p>0.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5" calcext:value-type="float">
            <text:p>0.023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1.50200015" calcext:value-type="float">
            <text:p>1.5020001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411001" calcext:value-type="float">
            <text:p>0.1411001</text:p>
          </table:table-cell>
          <table:table-cell office:value-type="float" office:value="0.3869998" calcext:value-type="float">
            <text:p>0.3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1170998" calcext:value-type="float">
            <text:p>0.1170998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9999" calcext:value-type="float">
            <text:p>0.036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712699691" calcext:value-type="float">
            <text:p>0.71269969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3422998" calcext:value-type="float">
            <text:p>0.34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5099001" calcext:value-type="float">
            <text:p>0.5099001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9999" calcext:value-type="float">
            <text:p>0.013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99929989" calcext:value-type="float">
            <text:p>0.9992998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52001" calcext:value-type="float">
            <text:p>0.1252001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300001" calcext:value-type="float">
            <text:p>0.007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200001" calcext:value-type="float">
            <text:p>0.007200001</text:p>
          </table:table-cell>
          <table:table-cell office:value-type="float" office:value="0.1624001" calcext:value-type="float">
            <text:p>0.1624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661400202" calcext:value-type="float">
            <text:p>0.66140020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675999" calcext:value-type="float">
            <text:p>0.26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5067002" calcext:value-type="float">
            <text:p>0.5067002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004" calcext:value-type="float">
            <text:p>0.015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92790014" calcext:value-type="float">
            <text:p>0.9279001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678998" calcext:value-type="float">
            <text:p>0.367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344" calcext:value-type="float">
            <text:p>0.0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207003" calcext:value-type="float">
            <text:p>0.1207003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0002" calcext:value-type="float">
            <text:p>0.028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703200121" calcext:value-type="float">
            <text:p>0.70320012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3313998" calcext:value-type="float">
            <text:p>0.331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083996" calcext:value-type="float">
            <text:p>0.9083996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9993" calcext:value-type="float">
            <text:p>0.0244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1.40719933" calcext:value-type="float">
            <text:p>1.4071993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9690008" calcext:value-type="float">
            <text:p>0.09690008</text:p>
          </table:table-cell>
          <table:table-cell office:value-type="float" office:value="0.2956998" calcext:value-type="float">
            <text:p>0.295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office:value-type="float" office:value="0.2164001" calcext:value-type="float">
            <text:p>0.2164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003" calcext:value-type="float">
            <text:p>0.027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661900011" calcext:value-type="float">
            <text:p>0.66190001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8450004" calcext:value-type="float">
            <text:p>0.08450004</text:p>
          </table:table-cell>
          <table:table-cell office:value-type="float" office:value="0.2208001" calcext:value-type="float">
            <text:p>0.22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835002" calcext:value-type="float">
            <text:p>0.3835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9999" calcext:value-type="float">
            <text:p>0.03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73950033" calcext:value-type="float">
            <text:p>0.7395003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120006" calcext:value-type="float">
            <text:p>0.08120006</text:p>
          </table:table-cell>
          <table:table-cell office:value-type="float" office:value="0.2623999" calcext:value-type="float">
            <text:p>0.26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810001" calcext:value-type="float">
            <text:p>0.2810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65690006" calcext:value-type="float">
            <text:p>0.6569000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8320006" calcext:value-type="float">
            <text:p>0.08320006</text:p>
          </table:table-cell>
          <table:table-cell office:value-type="float" office:value="0.2218001" calcext:value-type="float">
            <text:p>0.22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872998" calcext:value-type="float">
            <text:p>0.2872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0002" calcext:value-type="float">
            <text:p>0.043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64899998" calcext:value-type="float">
            <text:p>0.6489999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8030008" calcext:value-type="float">
            <text:p>0.08030008</text:p>
          </table:table-cell>
          <table:table-cell office:value-type="float" office:value="0.1986" calcext:value-type="float">
            <text:p>0.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3067999" calcext:value-type="float">
            <text:p>0.3067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0003" calcext:value-type="float">
            <text:p>0.045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64440001" calcext:value-type="float">
            <text:p>0.64440001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129001" calcext:value-type="float">
            <text:p>0.1129001</text:p>
          </table:table-cell>
          <table:table-cell office:value-type="float" office:value="0.2095001" calcext:value-type="float">
            <text:p>0.20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4479001" calcext:value-type="float">
            <text:p>0.4479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2" calcext:value-type="float">
            <text:p>0.01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8015003211" calcext:value-type="float">
            <text:p>0.801500321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721001" calcext:value-type="float">
            <text:p>0.1721001</text:p>
          </table:table-cell>
          <table:table-cell office:value-type="float" office:value="0.3407999" calcext:value-type="float">
            <text:p>0.34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000001" calcext:value-type="float">
            <text:p>0.008000001</text:p>
          </table:table-cell>
          <table:table-cell office:value-type="float" office:value="0.08440015" calcext:value-type="float">
            <text:p>0.08440015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30001" calcext:value-type="float">
            <text:p>0.09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715000161" calcext:value-type="float">
            <text:p>0.71500016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3669999" calcext:value-type="float">
            <text:p>0.3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600001" calcext:value-type="float">
            <text:p>0.009600001</text:p>
          </table:table-cell>
          <table:table-cell office:value-type="float" office:value="0.4348001" calcext:value-type="float">
            <text:p>0.4348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4" calcext:value-type="float">
            <text:p>0.014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959700041" calcext:value-type="float">
            <text:p>0.95970004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114999" calcext:value-type="float">
            <text:p>0.31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6755004" calcext:value-type="float">
            <text:p>0.675500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0003" calcext:value-type="float">
            <text:p>0.036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1.18760033" calcext:value-type="float">
            <text:p>1.1876003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80001" calcext:value-type="float">
            <text:p>0.1280001</text:p>
          </table:table-cell>
          <table:table-cell office:value-type="float" office:value="0.2695" calcext:value-type="float">
            <text:p>0.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2773004" calcext:value-type="float">
            <text:p>0.277300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9999" calcext:value-type="float">
            <text:p>0.025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723100491" calcext:value-type="float">
            <text:p>0.72310049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3323999" calcext:value-type="float">
            <text:p>0.33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3656003" calcext:value-type="float">
            <text:p>0.3656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0002" calcext:value-type="float">
            <text:p>0.027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8613002211" calcext:value-type="float">
            <text:p>0.861300221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3204999" calcext:value-type="float">
            <text:p>0.3204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3" calcext:value-type="float">
            <text:p>0.00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4492002" calcext:value-type="float">
            <text:p>0.4492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0003" calcext:value-type="float">
            <text:p>0.024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94240013" calcext:value-type="float">
            <text:p>0.9424001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469001" calcext:value-type="float">
            <text:p>0.1469001</text:p>
          </table:table-cell>
          <table:table-cell office:value-type="float" office:value="0.4098999" calcext:value-type="float">
            <text:p>0.40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9998" calcext:value-type="float">
            <text:p>0.02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72529998" calcext:value-type="float">
            <text:p>0.7252999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72001" calcext:value-type="float">
            <text:p>0.1372001</text:p>
          </table:table-cell>
          <table:table-cell office:value-type="float" office:value="0.4983999" calcext:value-type="float">
            <text:p>0.498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.0264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001" calcext:value-type="float">
            <text:p>0.03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1.8058001" calcext:value-type="float">
            <text:p>1.805800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791001" calcext:value-type="float">
            <text:p>0.1791001</text:p>
          </table:table-cell>
          <table:table-cell office:value-type="float" office:value="0.4997001" calcext:value-type="float">
            <text:p>0.49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82999" calcext:value-type="float">
            <text:p>0.1382999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8790000999" calcext:value-type="float">
            <text:p>0.879000099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4732999" calcext:value-type="float">
            <text:p>0.473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5519003" calcext:value-type="float">
            <text:p>0.551900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9998" calcext:value-type="float">
            <text:p>0.03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1.21040018" calcext:value-type="float">
            <text:p>1.2104001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218001" calcext:value-type="float">
            <text:p>0.1218001</text:p>
          </table:table-cell>
          <table:table-cell office:value-type="float" office:value="0.3110998" calcext:value-type="float">
            <text:p>0.311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1810002" calcext:value-type="float">
            <text:p>0.1810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0001" calcext:value-type="float">
            <text:p>0.0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662300111" calcext:value-type="float">
            <text:p>0.66230011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3128999" calcext:value-type="float">
            <text:p>0.31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6925004" calcext:value-type="float">
            <text:p>0.6925004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0007" calcext:value-type="float">
            <text:p>0.024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1.16240037" calcext:value-type="float">
            <text:p>1.16240037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66001" calcext:value-type="float">
            <text:p>0.1266001</text:p>
          </table:table-cell>
          <table:table-cell office:value-type="float" office:value="0.4338999" calcext:value-type="float">
            <text:p>0.433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257003" calcext:value-type="float">
            <text:p>0.1257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9997" calcext:value-type="float">
            <text:p>0.0322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74430027" calcext:value-type="float">
            <text:p>0.7443002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3169999" calcext:value-type="float">
            <text:p>0.3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0002" calcext:value-type="float">
            <text:p>0.029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91849992" calcext:value-type="float">
            <text:p>0.9184999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034001" calcext:value-type="float">
            <text:p>0.1034001</text:p>
          </table:table-cell>
          <table:table-cell office:value-type="float" office:value="0.2177" calcext:value-type="float">
            <text:p>0.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500001" calcext:value-type="float">
            <text:p>0.004500001</text:p>
          </table:table-cell>
          <table:table-cell office:value-type="float" office:value="0.2837001" calcext:value-type="float">
            <text:p>0.2837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0001" calcext:value-type="float">
            <text:p>0.02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6442002111" calcext:value-type="float">
            <text:p>0.644200211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710006" calcext:value-type="float">
            <text:p>0.08710006</text:p>
          </table:table-cell>
          <table:table-cell office:value-type="float" office:value="0.2033001" calcext:value-type="float">
            <text:p>0.20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2978999" calcext:value-type="float">
            <text:p>0.2978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0001" calcext:value-type="float">
            <text:p>0.021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62830007" calcext:value-type="float">
            <text:p>0.6283000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360007" calcext:value-type="float">
            <text:p>0.08360007</text:p>
          </table:table-cell>
          <table:table-cell office:value-type="float" office:value="0.2018001" calcext:value-type="float">
            <text:p>0.20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883011" calcext:value-type="float">
            <text:p>0.888301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998" calcext:value-type="float">
            <text:p>0.023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1.21660125" calcext:value-type="float">
            <text:p>1.2166012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2600999" calcext:value-type="float">
            <text:p>0.26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0001" calcext:value-type="float">
            <text:p>0.03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68039991" calcext:value-type="float">
            <text:p>0.6803999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630004" calcext:value-type="float">
            <text:p>0.08630004</text:p>
          </table:table-cell>
          <table:table-cell office:value-type="float" office:value="0.2382001" calcext:value-type="float">
            <text:p>0.23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4008003" calcext:value-type="float">
            <text:p>0.400800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7609004401" calcext:value-type="float">
            <text:p>0.760900440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520009" calcext:value-type="float">
            <text:p>0.08520009</text:p>
          </table:table-cell>
          <table:table-cell office:value-type="float" office:value="0.1919" calcext:value-type="float">
            <text:p>0.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313003" calcext:value-type="float">
            <text:p>0.3313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8" calcext:value-type="float">
            <text:p>0.03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65680037" calcext:value-type="float">
            <text:p>0.6568003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740004" calcext:value-type="float">
            <text:p>0.07740004</text:p>
          </table:table-cell>
          <table:table-cell office:value-type="float" office:value="0.1765" calcext:value-type="float">
            <text:p>0.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3398004" calcext:value-type="float">
            <text:p>0.3398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0001" calcext:value-type="float">
            <text:p>0.053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662000451" calcext:value-type="float">
            <text:p>0.66200045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480004" calcext:value-type="float">
            <text:p>0.08480004</text:p>
          </table:table-cell>
          <table:table-cell office:value-type="float" office:value="0.1867001" calcext:value-type="float">
            <text:p>0.18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3505004" calcext:value-type="float">
            <text:p>0.3505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9" calcext:value-type="float">
            <text:p>0.021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66030053" calcext:value-type="float">
            <text:p>0.6603005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9260005" calcext:value-type="float">
            <text:p>0.09260005</text:p>
          </table:table-cell>
          <table:table-cell office:value-type="float" office:value="0.2635999" calcext:value-type="float">
            <text:p>0.26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755003" calcext:value-type="float">
            <text:p>0.2755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0003" calcext:value-type="float">
            <text:p>0.032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685400281" calcext:value-type="float">
            <text:p>0.68540028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037001" calcext:value-type="float">
            <text:p>0.1037001</text:p>
          </table:table-cell>
          <table:table-cell office:value-type="float" office:value="0.1918" calcext:value-type="float">
            <text:p>0.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0002" calcext:value-type="float">
            <text:p>0.014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6155001201" calcext:value-type="float">
            <text:p>0.615500120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6670002" calcext:value-type="float">
            <text:p>0.06670002</text:p>
          </table:table-cell>
          <table:table-cell office:value-type="float" office:value="0.2003001" calcext:value-type="float">
            <text:p>0.20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3331001" calcext:value-type="float">
            <text:p>0.3331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9" calcext:value-type="float">
            <text:p>0.02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63800021" calcext:value-type="float">
            <text:p>0.6380002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950002" calcext:value-type="float">
            <text:p>0.07950002</text:p>
          </table:table-cell>
          <table:table-cell office:value-type="float" office:value="0.2065001" calcext:value-type="float">
            <text:p>0.20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182003" calcext:value-type="float">
            <text:p>0.3182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9999" calcext:value-type="float">
            <text:p>0.03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6501004101" calcext:value-type="float">
            <text:p>0.65010041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14001" calcext:value-type="float">
            <text:p>0.0814001</text:p>
          </table:table-cell>
          <table:table-cell office:value-type="float" office:value="0.1965001" calcext:value-type="float">
            <text:p>0.19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7926008" calcext:value-type="float">
            <text:p>0.7926008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70008" calcext:value-type="float">
            <text:p>0.0307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1.12380108" calcext:value-type="float">
            <text:p>1.1238010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91001" calcext:value-type="float">
            <text:p>0.1291001</text:p>
          </table:table-cell>
          <table:table-cell office:value-type="float" office:value="0.3873999" calcext:value-type="float">
            <text:p>0.38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1766002" calcext:value-type="float">
            <text:p>0.1766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0005" calcext:value-type="float">
            <text:p>0.0305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7564002509" calcext:value-type="float">
            <text:p>0.756400250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23001" calcext:value-type="float">
            <text:p>0.1223001</text:p>
          </table:table-cell>
          <table:table-cell office:value-type="float" office:value="0.4129998" calcext:value-type="float">
            <text:p>0.4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5949001" calcext:value-type="float">
            <text:p>0.5949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9998" calcext:value-type="float">
            <text:p>0.02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1.19069998" calcext:value-type="float">
            <text:p>1.1906999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3072998" calcext:value-type="float">
            <text:p>0.307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790999" calcext:value-type="float">
            <text:p>0.1790999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0003" calcext:value-type="float">
            <text:p>0.025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64919973" calcext:value-type="float">
            <text:p>0.6491997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7780004" calcext:value-type="float">
            <text:p>0.07780004</text:p>
          </table:table-cell>
          <table:table-cell office:value-type="float" office:value="0.2192" calcext:value-type="float">
            <text:p>0.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4276001" calcext:value-type="float">
            <text:p>0.4276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0003" calcext:value-type="float">
            <text:p>0.039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7820001701" calcext:value-type="float">
            <text:p>0.782000170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7710002" calcext:value-type="float">
            <text:p>0.07710002</text:p>
          </table:table-cell>
          <table:table-cell office:value-type="float" office:value="0.1899" calcext:value-type="float">
            <text:p>0.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479004" calcext:value-type="float">
            <text:p>0.347900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9998" calcext:value-type="float">
            <text:p>0.045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6760004001" calcext:value-type="float">
            <text:p>0.676000400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9500005" calcext:value-type="float">
            <text:p>0.09500005</text:p>
          </table:table-cell>
          <table:table-cell office:value-type="float" office:value="0.2476" calcext:value-type="float">
            <text:p>0.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559003" calcext:value-type="float">
            <text:p>0.2559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63390035" calcext:value-type="float">
            <text:p>0.633900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470009" calcext:value-type="float">
            <text:p>0.08470009</text:p>
          </table:table-cell>
          <table:table-cell office:value-type="float" office:value="0.2188" calcext:value-type="float">
            <text:p>0.2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2875001" calcext:value-type="float">
            <text:p>0.2875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10001" calcext:value-type="float">
            <text:p>0.03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6584002" calcext:value-type="float">
            <text:p>0.658400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8960004" calcext:value-type="float">
            <text:p>0.08960004</text:p>
          </table:table-cell>
          <table:table-cell office:value-type="float" office:value="0.1970001" calcext:value-type="float">
            <text:p>0.19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403998" calcext:value-type="float">
            <text:p>0.3403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0001" calcext:value-type="float">
            <text:p>0.02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6669999499" calcext:value-type="float">
            <text:p>0.666999949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990015" calcext:value-type="float">
            <text:p>0.07990015</text:p>
          </table:table-cell>
          <table:table-cell office:value-type="float" office:value="0.2359001" calcext:value-type="float">
            <text:p>0.23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7873003" calcext:value-type="float">
            <text:p>0.7873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0005" calcext:value-type="float">
            <text:p>0.032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1.1548006" calcext:value-type="float">
            <text:p>1.154800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7280001" calcext:value-type="float">
            <text:p>0.07280001</text:p>
          </table:table-cell>
          <table:table-cell office:value-type="float" office:value="0.2061" calcext:value-type="float">
            <text:p>0.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34" calcext:value-type="float">
            <text:p>0.33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0001" calcext:value-type="float">
            <text:p>0.030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66030002" calcext:value-type="float">
            <text:p>0.6603000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9930009" calcext:value-type="float">
            <text:p>0.09930009</text:p>
          </table:table-cell>
          <table:table-cell office:value-type="float" office:value="0.2277001" calcext:value-type="float">
            <text:p>0.22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" calcext:value-type="float">
            <text:p>0.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6481001899" calcext:value-type="float">
            <text:p>0.6481001899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6770001" calcext:value-type="float">
            <text:p>0.06770001</text:p>
          </table:table-cell>
          <table:table-cell office:value-type="float" office:value="0.2009001" calcext:value-type="float">
            <text:p>0.20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3973001" calcext:value-type="float">
            <text:p>0.3973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" calcext:value-type="float">
            <text:p>0.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70230021" calcext:value-type="float">
            <text:p>0.7023002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9500007" calcext:value-type="float">
            <text:p>0.09500007</text:p>
          </table:table-cell>
          <table:table-cell office:value-type="float" office:value="0.1876" calcext:value-type="float">
            <text:p>0.1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838002" calcext:value-type="float">
            <text:p>0.2838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9996" calcext:value-type="float">
            <text:p>0.010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59210023" calcext:value-type="float">
            <text:p>0.5921002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2017" calcext:value-type="float">
            <text:p>0.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3210002" calcext:value-type="float">
            <text:p>0.3210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6778002" calcext:value-type="float">
            <text:p>0.677800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570002" calcext:value-type="float">
            <text:p>0.08570002</text:p>
          </table:table-cell>
          <table:table-cell office:value-type="float" office:value="0.2033" calcext:value-type="float">
            <text:p>0.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9998" calcext:value-type="float">
            <text:p>0.026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7963" calcext:value-type="float">
            <text:p>0.796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8680003" calcext:value-type="float">
            <text:p>0.08680003</text:p>
          </table:table-cell>
          <table:table-cell office:value-type="float" office:value="0.1883" calcext:value-type="float">
            <text:p>0.1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297999" calcext:value-type="float">
            <text:p>0.3297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005" calcext:value-type="float">
            <text:p>0.017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63689998" calcext:value-type="float">
            <text:p>0.6368999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6609999" calcext:value-type="float">
            <text:p>0.06609999</text:p>
          </table:table-cell>
          <table:table-cell office:value-type="float" office:value="0.2055" calcext:value-type="float">
            <text:p>0.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420002" calcext:value-type="float">
            <text:p>0.3420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9999" calcext:value-type="float">
            <text:p>0.028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65580018" calcext:value-type="float">
            <text:p>0.6558001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7650008" calcext:value-type="float">
            <text:p>0.07650008</text:p>
          </table:table-cell>
          <table:table-cell office:value-type="float" office:value="0.1952001" calcext:value-type="float">
            <text:p>0.19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374012" calcext:value-type="float">
            <text:p>0.837401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993" calcext:value-type="float">
            <text:p>0.0231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1.14960131" calcext:value-type="float">
            <text:p>1.1496013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060001" calcext:value-type="float">
            <text:p>0.1060001</text:p>
          </table:table-cell>
          <table:table-cell office:value-type="float" office:value="0.2289" calcext:value-type="float">
            <text:p>0.2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115998" calcext:value-type="float">
            <text:p>0.3115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0003" calcext:value-type="float">
            <text:p>0.023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6858999299" calcext:value-type="float">
            <text:p>0.685899929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8500008" calcext:value-type="float">
            <text:p>0.08500008</text:p>
          </table:table-cell>
          <table:table-cell office:value-type="float" office:value="0.2298" calcext:value-type="float">
            <text:p>0.2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00001" calcext:value-type="float">
            <text:p>0.002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2727001" calcext:value-type="float">
            <text:p>0.2727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.01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6222001709" calcext:value-type="float">
            <text:p>0.6222001709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8000003" calcext:value-type="float">
            <text:p>0.08000003</text:p>
          </table:table-cell>
          <table:table-cell office:value-type="float" office:value="0.1858001" calcext:value-type="float">
            <text:p>0.18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900001" calcext:value-type="float">
            <text:p>0.006900001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8" calcext:value-type="float">
            <text:p>0.01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680100111" calcext:value-type="float">
            <text:p>0.68010011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159001" calcext:value-type="float">
            <text:p>0.1159001</text:p>
          </table:table-cell>
          <table:table-cell office:value-type="float" office:value="0.2460001" calcext:value-type="float">
            <text:p>0.24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office:value-type="float" office:value="0.2392002" calcext:value-type="float">
            <text:p>0.2392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0001" calcext:value-type="float">
            <text:p>0.0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6562004111" calcext:value-type="float">
            <text:p>0.656200411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012001" calcext:value-type="float">
            <text:p>0.1012001</text:p>
          </table:table-cell>
          <table:table-cell office:value-type="float" office:value="0.2678001" calcext:value-type="float">
            <text:p>0.26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8536003" calcext:value-type="float">
            <text:p>0.8536003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1.2692005" calcext:value-type="float">
            <text:p>1.269200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274001" calcext:value-type="float">
            <text:p>0.1274001</text:p>
          </table:table-cell>
          <table:table-cell office:value-type="float" office:value="0.2907999" calcext:value-type="float">
            <text:p>0.29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1411003" calcext:value-type="float">
            <text:p>0.1411003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9996" calcext:value-type="float">
            <text:p>0.0486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636800261" calcext:value-type="float">
            <text:p>0.63680026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8920004" calcext:value-type="float">
            <text:p>0.08920004</text:p>
          </table:table-cell>
          <table:table-cell office:value-type="float" office:value="0.2142001" calcext:value-type="float">
            <text:p>0.21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6670998" calcext:value-type="float">
            <text:p>0.6670998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1.01349994" calcext:value-type="float">
            <text:p>1.0134999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9790003" calcext:value-type="float">
            <text:p>0.09790003</text:p>
          </table:table-cell>
          <table:table-cell office:value-type="float" office:value="0.2695999" calcext:value-type="float">
            <text:p>0.26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524002" calcext:value-type="float">
            <text:p>0.1524002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9999" calcext:value-type="float">
            <text:p>0.02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57350012" calcext:value-type="float">
            <text:p>0.5735001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560002" calcext:value-type="float">
            <text:p>0.09560002</text:p>
          </table:table-cell>
          <table:table-cell office:value-type="float" office:value="0.2388001" calcext:value-type="float">
            <text:p>0.23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126004" calcext:value-type="float">
            <text:p>0.9126004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9995" calcext:value-type="float">
            <text:p>0.0262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1.2987004701" calcext:value-type="float">
            <text:p>1.298700470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204001" calcext:value-type="float">
            <text:p>0.1204001</text:p>
          </table:table-cell>
          <table:table-cell office:value-type="float" office:value="0.3074999" calcext:value-type="float">
            <text:p>0.307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711001" calcext:value-type="float">
            <text:p>0.1711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6562001" calcext:value-type="float">
            <text:p>0.656200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890007" calcext:value-type="float">
            <text:p>0.08890007</text:p>
          </table:table-cell>
          <table:table-cell office:value-type="float" office:value="0.2723" calcext:value-type="float">
            <text:p>0.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3181001" calcext:value-type="float">
            <text:p>0.3181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9998" calcext:value-type="float">
            <text:p>0.019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71610015" calcext:value-type="float">
            <text:p>0.7161001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068001" calcext:value-type="float">
            <text:p>0.1068001</text:p>
          </table:table-cell>
          <table:table-cell office:value-type="float" office:value="0.2030001" calcext:value-type="float">
            <text:p>0.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169003" calcext:value-type="float">
            <text:p>0.3169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6" calcext:value-type="float">
            <text:p>0.023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6641004599" calcext:value-type="float">
            <text:p>0.664100459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190004" calcext:value-type="float">
            <text:p>0.07190004</text:p>
          </table:table-cell>
          <table:table-cell office:value-type="float" office:value="0.1994" calcext:value-type="float">
            <text:p>0.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3218004" calcext:value-type="float">
            <text:p>0.321800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0002" calcext:value-type="float">
            <text:p>0.022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63140046" calcext:value-type="float">
            <text:p>0.6314004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740004" calcext:value-type="float">
            <text:p>0.07740004</text:p>
          </table:table-cell>
          <table:table-cell office:value-type="float" office:value="0.2372001" calcext:value-type="float">
            <text:p>0.23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9" calcext:value-type="float">
            <text:p>0.01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6626001299" calcext:value-type="float">
            <text:p>0.662600129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530007" calcext:value-type="float">
            <text:p>0.08530007</text:p>
          </table:table-cell>
          <table:table-cell office:value-type="float" office:value="0.1998001" calcext:value-type="float">
            <text:p>0.19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446999" calcext:value-type="float">
            <text:p>0.3446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8" calcext:value-type="float">
            <text:p>0.02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6688000499" calcext:value-type="float">
            <text:p>0.668800049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020006" calcext:value-type="float">
            <text:p>0.08020006</text:p>
          </table:table-cell>
          <table:table-cell office:value-type="float" office:value="0.1824" calcext:value-type="float">
            <text:p>0.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280003" calcext:value-type="float">
            <text:p>0.3280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9" calcext:value-type="float">
            <text:p>0.02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63860035" calcext:value-type="float">
            <text:p>0.638600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460003" calcext:value-type="float">
            <text:p>0.07460003</text:p>
          </table:table-cell>
          <table:table-cell office:value-type="float" office:value="0.2769999" calcext:value-type="float">
            <text:p>0.27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0003" calcext:value-type="float">
            <text:p>0.024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63599996" calcext:value-type="float">
            <text:p>0.6359999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300013" calcext:value-type="float">
            <text:p>0.07300013</text:p>
          </table:table-cell>
          <table:table-cell office:value-type="float" office:value="0.1980001" calcext:value-type="float">
            <text:p>0.19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9608001" calcext:value-type="float">
            <text:p>0.9608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1.27800033" calcext:value-type="float">
            <text:p>1.2780003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400003" calcext:value-type="float">
            <text:p>0.07400003</text:p>
          </table:table-cell>
          <table:table-cell office:value-type="float" office:value="0.2201001" calcext:value-type="float">
            <text:p>0.22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99002" calcext:value-type="float">
            <text:p>0.3299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1" calcext:value-type="float">
            <text:p>0.03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67250034" calcext:value-type="float">
            <text:p>0.6725003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013001" calcext:value-type="float">
            <text:p>0.1013001</text:p>
          </table:table-cell>
          <table:table-cell office:value-type="float" office:value="0.2898998" calcext:value-type="float">
            <text:p>0.289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2061001" calcext:value-type="float">
            <text:p>0.2061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9" calcext:value-type="float">
            <text:p>0.02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642599991" calcext:value-type="float">
            <text:p>0.64259999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3539999" calcext:value-type="float">
            <text:p>0.3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2597999" calcext:value-type="float">
            <text:p>0.2597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9996" calcext:value-type="float">
            <text:p>0.017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757799761" calcext:value-type="float">
            <text:p>0.75779976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2561" calcext:value-type="float">
            <text:p>0.2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2213002" calcext:value-type="float">
            <text:p>0.2213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0002" calcext:value-type="float">
            <text:p>0.031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65700022" calcext:value-type="float">
            <text:p>0.6570002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088001" calcext:value-type="float">
            <text:p>0.1088001</text:p>
          </table:table-cell>
          <table:table-cell office:value-type="float" office:value="0.2557" calcext:value-type="float">
            <text:p>0.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9996" calcext:value-type="float">
            <text:p>0.028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74280006" calcext:value-type="float">
            <text:p>0.7428000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9970005" calcext:value-type="float">
            <text:p>0.09970005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1789002" calcext:value-type="float">
            <text:p>0.1789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8" calcext:value-type="float">
            <text:p>0.016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600000231" calcext:value-type="float">
            <text:p>0.60000023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3736" calcext:value-type="float">
            <text:p>0.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2991002" calcext:value-type="float">
            <text:p>0.2991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1" calcext:value-type="float">
            <text:p>0.02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921400211" calcext:value-type="float">
            <text:p>0.92140021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792001" calcext:value-type="float">
            <text:p>0.1792001</text:p>
          </table:table-cell>
          <table:table-cell office:value-type="float" office:value="0.8183001" calcext:value-type="float">
            <text:p>0.81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2573999" calcext:value-type="float">
            <text:p>0.2573999</text:p>
          </table:table-cell>
          <table:table-cell office:value-type="float" office:value="0.0049" calcext:value-type="float">
            <text:p>0.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2001" calcext:value-type="float">
            <text:p>0.10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1.3960002" calcext:value-type="float">
            <text:p>1.396000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738001" calcext:value-type="float">
            <text:p>0.1738001</text:p>
          </table:table-cell>
          <table:table-cell office:value-type="float" office:value="0.5415999" calcext:value-type="float">
            <text:p>0.54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2" calcext:value-type="float">
            <text:p>0.0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8924998" calcext:value-type="float">
            <text:p>0.8924998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7" calcext:value-type="float">
            <text:p>0.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1.7661998" calcext:value-type="float">
            <text:p>1.7661998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570001" calcext:value-type="float">
            <text:p>0.1570001</text:p>
          </table:table-cell>
          <table:table-cell office:value-type="float" office:value="0.4756" calcext:value-type="float">
            <text:p>0.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700001" calcext:value-type="float">
            <text:p>0.008700001</text:p>
          </table:table-cell>
          <table:table-cell office:value-type="float" office:value="0.1047999" calcext:value-type="float">
            <text:p>0.104799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8" calcext:value-type="float">
            <text:p>0.02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792999981" calcext:value-type="float">
            <text:p>0.79299998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3885998" calcext:value-type="float">
            <text:p>0.388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3838999" calcext:value-type="float">
            <text:p>0.383899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0003" calcext:value-type="float">
            <text:p>0.032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9669997311" calcext:value-type="float">
            <text:p>0.966999731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3494999" calcext:value-type="float">
            <text:p>0.349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9999" calcext:value-type="float">
            <text:p>0.03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65379989" calcext:value-type="float">
            <text:p>0.6537998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692001" calcext:value-type="float">
            <text:p>0.1692001</text:p>
          </table:table-cell>
          <table:table-cell office:value-type="float" office:value="0.2608998" calcext:value-type="float">
            <text:p>0.260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9998" calcext:value-type="float">
            <text:p>0.032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96429988" calcext:value-type="float">
            <text:p>0.96429988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2850998" calcext:value-type="float">
            <text:p>0.285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200001" calcext:value-type="float">
            <text:p>0.006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817003" calcext:value-type="float">
            <text:p>0.1817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9998" calcext:value-type="float">
            <text:p>0.016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638300081" calcext:value-type="float">
            <text:p>0.63830008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3843999" calcext:value-type="float">
            <text:p>0.384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3340998" calcext:value-type="float">
            <text:p>0.3340998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.016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88269969" calcext:value-type="float">
            <text:p>0.8826996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351001" calcext:value-type="float">
            <text:p>0.1351001</text:p>
          </table:table-cell>
          <table:table-cell office:value-type="float" office:value="0.4107999" calcext:value-type="float">
            <text:p>0.41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00001" calcext:value-type="float">
            <text:p>0.0086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9321998" calcext:value-type="float">
            <text:p>0.9321998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1.527099801" calcext:value-type="float">
            <text:p>1.52709980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9460005" calcext:value-type="float">
            <text:p>0.09460005</text:p>
          </table:table-cell>
          <table:table-cell office:value-type="float" office:value="0.3750999" calcext:value-type="float">
            <text:p>0.375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455003" calcext:value-type="float">
            <text:p>0.1455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9999" calcext:value-type="float">
            <text:p>0.019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65550024" calcext:value-type="float">
            <text:p>0.6555002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2785999" calcext:value-type="float">
            <text:p>0.278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5161002" calcext:value-type="float">
            <text:p>0.5161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5" calcext:value-type="float">
            <text:p>0.0170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94010005" calcext:value-type="float">
            <text:p>0.9401000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50001" calcext:value-type="float">
            <text:p>0.1050001</text:p>
          </table:table-cell>
          <table:table-cell office:value-type="float" office:value="0.3271999" calcext:value-type="float">
            <text:p>0.327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971002" calcext:value-type="float">
            <text:p>0.2971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" calcext:value-type="float">
            <text:p>0.0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7827002" calcext:value-type="float">
            <text:p>0.7827002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407001" calcext:value-type="float">
            <text:p>0.1407001</text:p>
          </table:table-cell>
          <table:table-cell office:value-type="float" office:value="0.2660999" calcext:value-type="float">
            <text:p>0.26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934002" calcext:value-type="float">
            <text:p>0.3934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8404002" calcext:value-type="float">
            <text:p>0.8404002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620007" calcext:value-type="float">
            <text:p>0.09620007</text:p>
          </table:table-cell>
          <table:table-cell office:value-type="float" office:value="0.1993" calcext:value-type="float">
            <text:p>0.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883001" calcext:value-type="float">
            <text:p>0.2883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9997" calcext:value-type="float">
            <text:p>0.0462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64680014" calcext:value-type="float">
            <text:p>0.6468001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270007" calcext:value-type="float">
            <text:p>0.08270007</text:p>
          </table:table-cell>
          <table:table-cell office:value-type="float" office:value="0.1985001" calcext:value-type="float">
            <text:p>0.19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9997" calcext:value-type="float">
            <text:p>0.036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64110014" calcext:value-type="float">
            <text:p>0.6411001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127001" calcext:value-type="float">
            <text:p>0.1127001</text:p>
          </table:table-cell>
          <table:table-cell office:value-type="float" office:value="0.2186001" calcext:value-type="float">
            <text:p>0.21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919001" calcext:value-type="float">
            <text:p>0.2919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6" calcext:value-type="float">
            <text:p>0.033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675600261" calcext:value-type="float">
            <text:p>0.67560026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930011" calcext:value-type="float">
            <text:p>0.07930011</text:p>
          </table:table-cell>
          <table:table-cell office:value-type="float" office:value="0.2144001" calcext:value-type="float">
            <text:p>0.21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8033008" calcext:value-type="float">
            <text:p>0.8033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999" calcext:value-type="float">
            <text:p>0.02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1.15820091" calcext:value-type="float">
            <text:p>1.1582009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7970004" calcext:value-type="float">
            <text:p>0.07970004</text:p>
          </table:table-cell>
          <table:table-cell office:value-type="float" office:value="0.2351002" calcext:value-type="float">
            <text:p>0.235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3239999" calcext:value-type="float">
            <text:p>0.3239999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68060014" calcext:value-type="float">
            <text:p>0.6806001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116001" calcext:value-type="float">
            <text:p>0.2116001</text:p>
          </table:table-cell>
          <table:table-cell office:value-type="float" office:value="0.4545999" calcext:value-type="float">
            <text:p>0.454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1649002" calcext:value-type="float">
            <text:p>0.1649002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9995" calcext:value-type="float">
            <text:p>0.028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89710015" calcext:value-type="float">
            <text:p>0.8971001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530001" calcext:value-type="float">
            <text:p>0.1530001</text:p>
          </table:table-cell>
          <table:table-cell office:value-type="float" office:value="0.5034998" calcext:value-type="float">
            <text:p>0.503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6397001" calcext:value-type="float">
            <text:p>0.6397001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2001" calcext:value-type="float">
            <text:p>0.10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1.4410001" calcext:value-type="float">
            <text:p>1.441000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2835" calcext:value-type="float">
            <text:p>0.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973998" calcext:value-type="float">
            <text:p>0.197399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6416999" calcext:value-type="float">
            <text:p>0.641699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7340001" calcext:value-type="float">
            <text:p>0.07340001</text:p>
          </table:table-cell>
          <table:table-cell office:value-type="float" office:value="0.1853" calcext:value-type="float">
            <text:p>0.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288002" calcext:value-type="float">
            <text:p>0.4288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.01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7241002" calcext:value-type="float">
            <text:p>0.724100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750006" calcext:value-type="float">
            <text:p>0.09750006</text:p>
          </table:table-cell>
          <table:table-cell office:value-type="float" office:value="0.2378" calcext:value-type="float">
            <text:p>0.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2655002" calcext:value-type="float">
            <text:p>0.2655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0003" calcext:value-type="float">
            <text:p>0.03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65020029" calcext:value-type="float">
            <text:p>0.6502002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096001" calcext:value-type="float">
            <text:p>0.1096001</text:p>
          </table:table-cell>
          <table:table-cell office:value-type="float" office:value="0.2419001" calcext:value-type="float">
            <text:p>0.24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2761004" calcext:value-type="float">
            <text:p>0.2761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0003" calcext:value-type="float">
            <text:p>0.024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676400631" calcext:value-type="float">
            <text:p>0.67640063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3379999" calcext:value-type="float">
            <text:p>0.33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8800001" calcext:value-type="float">
            <text:p>0.008800001</text:p>
          </table:table-cell>
          <table:table-cell office:value-type="float" office:value="0.8408998" calcext:value-type="float">
            <text:p>0.840899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8" calcext:value-type="float">
            <text:p>0.02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1.346599681" calcext:value-type="float">
            <text:p>1.34659968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351001" calcext:value-type="float">
            <text:p>0.1351001</text:p>
          </table:table-cell>
          <table:table-cell office:value-type="float" office:value="0.3524999" calcext:value-type="float">
            <text:p>0.352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9999" calcext:value-type="float">
            <text:p>0.03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64759999" calcext:value-type="float">
            <text:p>0.64759999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3285998" calcext:value-type="float">
            <text:p>0.328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00001" calcext:value-type="float">
            <text:p>0.004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office:value-type="float" office:value="0.4088002" calcext:value-type="float">
            <text:p>0.4088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0001" calcext:value-type="float">
            <text:p>0.01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910200013" calcext:value-type="float">
            <text:p>0.91020001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9880012" calcext:value-type="float">
            <text:p>0.09880012</text:p>
          </table:table-cell>
          <table:table-cell office:value-type="float" office:value="0.2711999" calcext:value-type="float">
            <text:p>0.271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0007" calcext:value-type="float">
            <text:p>0.0283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1.16240009" calcext:value-type="float">
            <text:p>1.16240009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8480003" calcext:value-type="float">
            <text:p>0.08480003</text:p>
          </table:table-cell>
          <table:table-cell office:value-type="float" office:value="0.2343001" calcext:value-type="float">
            <text:p>0.23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3455001" calcext:value-type="float">
            <text:p>0.3455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0001" calcext:value-type="float">
            <text:p>0.01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70380024" calcext:value-type="float">
            <text:p>0.7038002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9300006" calcext:value-type="float">
            <text:p>0.09300006</text:p>
          </table:table-cell>
          <table:table-cell office:value-type="float" office:value="0.2316" calcext:value-type="float">
            <text:p>0.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3627001" calcext:value-type="float">
            <text:p>0.3627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0002" calcext:value-type="float">
            <text:p>0.034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74500018" calcext:value-type="float">
            <text:p>0.7450001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7800004" calcext:value-type="float">
            <text:p>0.07800004</text:p>
          </table:table-cell>
          <table:table-cell office:value-type="float" office:value="0.2051" calcext:value-type="float">
            <text:p>0.2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0004" calcext:value-type="float">
            <text:p>0.029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67720008" calcext:value-type="float">
            <text:p>0.6772000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2698" calcext:value-type="float">
            <text:p>0.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2633002" calcext:value-type="float">
            <text:p>0.2633002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0001" calcext:value-type="float">
            <text:p>0.04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71420021" calcext:value-type="float">
            <text:p>0.7142002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120001" calcext:value-type="float">
            <text:p>0.1120001</text:p>
          </table:table-cell>
          <table:table-cell office:value-type="float" office:value="0.2965999" calcext:value-type="float">
            <text:p>0.29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office:value-type="float" office:value="1.2219" calcext:value-type="float">
            <text:p>1.2219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70003" calcext:value-type="float">
            <text:p>0.030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1.691400031" calcext:value-type="float">
            <text:p>1.69140003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857998" calcext:value-type="float">
            <text:p>0.285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9230012" calcext:value-type="float">
            <text:p>0.0923001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" calcext:value-type="float">
            <text:p>0.0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54369992" calcext:value-type="float">
            <text:p>0.5436999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9330006" calcext:value-type="float">
            <text:p>0.09330006</text:p>
          </table:table-cell>
          <table:table-cell office:value-type="float" office:value="0.2257001" calcext:value-type="float">
            <text:p>0.22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5459002" calcext:value-type="float">
            <text:p>0.5459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9998" calcext:value-type="float">
            <text:p>0.02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91420034" calcext:value-type="float">
            <text:p>0.9142003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174001" calcext:value-type="float">
            <text:p>0.1174001</text:p>
          </table:table-cell>
          <table:table-cell office:value-type="float" office:value="0.2794998" calcext:value-type="float">
            <text:p>0.279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426001" calcext:value-type="float">
            <text:p>0.2426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4" calcext:value-type="float">
            <text:p>0.026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69070004" calcext:value-type="float">
            <text:p>0.6907000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095998" calcext:value-type="float">
            <text:p>0.309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2295001" calcext:value-type="float">
            <text:p>0.2295001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002" calcext:value-type="float">
            <text:p>0.026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70539992" calcext:value-type="float">
            <text:p>0.7053999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576002" calcext:value-type="float">
            <text:p>0.1576002</text:p>
          </table:table-cell>
          <table:table-cell office:value-type="float" office:value="0.6633002" calcext:value-type="float">
            <text:p>0.663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86" calcext:value-type="float">
            <text:p>0.02369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2.29290026" calcext:value-type="float">
            <text:p>2.2929002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40002" calcext:value-type="float">
            <text:p>0.1140002</text:p>
          </table:table-cell>
          <table:table-cell office:value-type="float" office:value="0.3288" calcext:value-type="float">
            <text:p>0.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275001" calcext:value-type="float">
            <text:p>1.275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0002" calcext:value-type="float">
            <text:p>0.028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1.77990122" calcext:value-type="float">
            <text:p>1.7799012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2891999" calcext:value-type="float">
            <text:p>0.289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1968998" calcext:value-type="float">
            <text:p>0.196899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9997" calcext:value-type="float">
            <text:p>0.027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652099771" calcext:value-type="float">
            <text:p>0.65209977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8350007" calcext:value-type="float">
            <text:p>0.08350007</text:p>
          </table:table-cell>
          <table:table-cell office:value-type="float" office:value="0.2071001" calcext:value-type="float">
            <text:p>0.20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4168999" calcext:value-type="float">
            <text:p>0.4168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" calcext:value-type="float">
            <text:p>0.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752700071" calcext:value-type="float">
            <text:p>0.75270007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7180003" calcext:value-type="float">
            <text:p>0.07180003</text:p>
          </table:table-cell>
          <table:table-cell office:value-type="float" office:value="0.2276001" calcext:value-type="float">
            <text:p>0.22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2848997" calcext:value-type="float">
            <text:p>0.2848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9999" calcext:value-type="float">
            <text:p>0.04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64559982" calcext:value-type="float">
            <text:p>0.6455998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140005" calcext:value-type="float">
            <text:p>0.07140005</text:p>
          </table:table-cell>
          <table:table-cell office:value-type="float" office:value="0.2400001" calcext:value-type="float">
            <text:p>0.2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500001" calcext:value-type="float">
            <text:p>0.004500001</text:p>
          </table:table-cell>
          <table:table-cell office:value-type="float" office:value="0.2874999" calcext:value-type="float">
            <text:p>0.2874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" calcext:value-type="float">
            <text:p>0.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652600051" calcext:value-type="float">
            <text:p>0.65260005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7670005" calcext:value-type="float">
            <text:p>0.07670005</text:p>
          </table:table-cell>
          <table:table-cell office:value-type="float" office:value="0.2254001" calcext:value-type="float">
            <text:p>0.22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991001" calcext:value-type="float">
            <text:p>0.2991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9998" calcext:value-type="float">
            <text:p>0.037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65760023" calcext:value-type="float">
            <text:p>0.65760023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7690008" calcext:value-type="float">
            <text:p>0.07690008</text:p>
          </table:table-cell>
          <table:table-cell office:value-type="float" office:value="0.1973" calcext:value-type="float">
            <text:p>0.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3404002" calcext:value-type="float">
            <text:p>0.3404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001" calcext:value-type="float">
            <text:p>0.0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64490029" calcext:value-type="float">
            <text:p>0.6449002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7780007" calcext:value-type="float">
            <text:p>0.07780007</text:p>
          </table:table-cell>
          <table:table-cell office:value-type="float" office:value="0.1778" calcext:value-type="float">
            <text:p>0.1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3401001" calcext:value-type="float">
            <text:p>0.3401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9999" calcext:value-type="float">
            <text:p>0.03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64270016" calcext:value-type="float">
            <text:p>0.6427001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8540002" calcext:value-type="float">
            <text:p>0.08540002</text:p>
          </table:table-cell>
          <table:table-cell office:value-type="float" office:value="0.2327" calcext:value-type="float">
            <text:p>0.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.016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664200011" calcext:value-type="float">
            <text:p>0.66420001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8440007" calcext:value-type="float">
            <text:p>0.08440007</text:p>
          </table:table-cell>
          <table:table-cell office:value-type="float" office:value="0.2005" calcext:value-type="float">
            <text:p>0.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8095011" calcext:value-type="float">
            <text:p>0.809501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0007" calcext:value-type="float">
            <text:p>0.0228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1.137301241" calcext:value-type="float">
            <text:p>1.13730124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070001" calcext:value-type="float">
            <text:p>0.1070001</text:p>
          </table:table-cell>
          <table:table-cell office:value-type="float" office:value="0.1976001" calcext:value-type="float">
            <text:p>0.19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0001" calcext:value-type="float">
            <text:p>0.029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66900021" calcext:value-type="float">
            <text:p>0.6690002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977001" calcext:value-type="float">
            <text:p>0.0977001</text:p>
          </table:table-cell>
          <table:table-cell office:value-type="float" office:value="0.2119" calcext:value-type="float">
            <text:p>0.2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3118999" calcext:value-type="float">
            <text:p>0.3118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" calcext:value-type="float">
            <text:p>0.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6648" calcext:value-type="float">
            <text:p>0.664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7670005" calcext:value-type="float">
            <text:p>0.07670005</text:p>
          </table:table-cell>
          <table:table-cell office:value-type="float" office:value="0.1809" calcext:value-type="float">
            <text:p>0.1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300001" calcext:value-type="float">
            <text:p>0.004300001</text:p>
          </table:table-cell>
          <table:table-cell office:value-type="float" office:value="0.3570001" calcext:value-type="float">
            <text:p>0.3570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0004" calcext:value-type="float">
            <text:p>0.022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653400191" calcext:value-type="float">
            <text:p>0.65340019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7520006" calcext:value-type="float">
            <text:p>0.07520006</text:p>
          </table:table-cell>
          <table:table-cell office:value-type="float" office:value="0.2281001" calcext:value-type="float">
            <text:p>0.22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777003" calcext:value-type="float">
            <text:p>0.2777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9996" calcext:value-type="float">
            <text:p>0.018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616600421" calcext:value-type="float">
            <text:p>0.61660042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8160006" calcext:value-type="float">
            <text:p>0.08160006</text:p>
          </table:table-cell>
          <table:table-cell office:value-type="float" office:value="0.1913001" calcext:value-type="float">
            <text:p>0.19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3418002" calcext:value-type="float">
            <text:p>0.3418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9996" calcext:value-type="float">
            <text:p>0.028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65860032" calcext:value-type="float">
            <text:p>0.6586003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940004" calcext:value-type="float">
            <text:p>0.06940004</text:p>
          </table:table-cell>
          <table:table-cell office:value-type="float" office:value="0.2126001" calcext:value-type="float">
            <text:p>0.21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897002" calcext:value-type="float">
            <text:p>0.2897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60003" calcext:value-type="float">
            <text:p>0.065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653900371" calcext:value-type="float">
            <text:p>0.65390037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2196001" calcext:value-type="float">
            <text:p>0.21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2709001" calcext:value-type="float">
            <text:p>0.2709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6431002" calcext:value-type="float">
            <text:p>0.6431002</text:p>
          </table:table-cell>
          <table:table-cell table:number-columns-repeated="3"/>
        </table:table-row>
        <table:table-row table:style-name="ro1" table:number-rows-repeated="1048274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9:34:42.35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5-25T12:58:40.327000000</dc:date>
    <meta:editing-duration>PT2H12M9S</meta:editing-duration>
    <meta:editing-cycles>3</meta:editing-cycles>
    <meta:generator>LibreOffice/6.4.2.2$Windows_X86_64 LibreOffice_project/4e471d8c02c9c90f512f7f9ead8875b57fcb1ec3</meta:generator>
    <meta:document-statistic meta:table-count="1" meta:cell-count="10240" meta:object-count="0"/>
  </office:meta>
</office:document-meta>
</file>